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11" svg:font-family="Arial11"/>
    <style:font-face style:name="Arial" svg:font-family="Arial"/>
    <style:font-face style:name="Futura-book" svg:font-family="Futura-book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43"/>
    <style:style style:name="ce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FFFFF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  <style:text-properties style:font-name="Arial11" style:font-name-asian="Arial11" style:font-name-complex="Arial11" fo:font-size="10pt" style:font-size-asian="10pt" style:font-size-complex="10pt"/>
    </style:style>
    <style:style style:name="ce15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11" style:font-name-asian="Arial11" style:font-name-complex="Arial11" fo:font-size="10pt" style:font-size-asian="10pt" style:font-size-complex="10pt"/>
    </style:style>
    <style:style style:name="ce17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42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0" style:family="table-cell" style:parent-style-name="Default" style:data-style-name="N42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1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FFFFFF"/>
      <style:text-properties style:font-name="Arial11" style:font-name-asian="Arial11" style:font-name-complex="Arial11" fo:font-size="10pt" style:font-size-asian="10pt" style:font-size-complex="10pt"/>
    </style:style>
    <style:style style:name="ce24" style:family="table-cell" style:parent-style-name="Default" style:data-style-name="N42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25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FF0000" style:font-name="Arial11" style:font-name-asian="Arial11" style:font-name-complex="Arial11" fo:font-size="10pt" style:font-size-asian="10pt" style:font-size-complex="10pt"/>
    </style:style>
    <style:style style:name="ce26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7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30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31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42">
      <style:table-cell-properties fo:border="thin solid #000000" style:vertical-align="middle" style:cell-protect="protected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42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9" style:family="table-cell" style:parent-style-name="Comma" style:data-style-name="N3">
      <style:table-cell-properties fo:border="thin solid #000000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41" style:family="table-cell" style:parent-style-name="Comma" style:data-style-name="N3">
      <style:table-cell-properties fo:border="thin solid #000000" style:vertical-align="automatic" fo:background-color="#FFFFFF" style:cell-protect="protected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42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50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51" style:family="table-cell" style:parent-style-name="Default" style:data-style-name="N4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1" style:font-name-asian="Arial11" style:font-name-complex="Arial11" fo:font-size="10pt" style:font-size-asian="10pt" style:font-size-complex="10pt"/>
    </style:style>
    <style:style style:name="ce57" style:family="table-cell" style:parent-style-name="Default" style:data-style-name="N0">
      <style:table-cell-properties fo:background-color="#FFFFFF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0" style:family="table-cell" style:parent-style-name="Default" style:data-style-name="N43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4"/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/>
    </style:style>
    <style:style style:name="ce6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2" style:family="table-cell" style:parent-style-name="Default" style:data-style-name="N22">
      <style:table-cell-properties fo:border-top="thin solid #000000" fo:border-bottom="none" fo:border-left="none" fo:border-right="thin solid #000000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6" style:family="table-cell" style:parent-style-name="Default" style:data-style-name="N22">
      <style:table-cell-properties fo:border-top="none" fo:border-bottom="none" fo:border-left="none" fo:border-right="thin solid #000000" fo:background-color="transparent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8" style:family="table-cell" style:parent-style-name="Default" style:data-style-name="N22">
      <style:table-cell-properties fo:border-top="none" fo:border-bottom="none" fo:border-left="none" fo:border-right="thin solid #000000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4" style:family="table-cell" style:parent-style-name="Millares" style:data-style-name="N37">
      <style:table-cell-properties style:vertical-align="automatic" fo:background-color="transparent" style:cell-protect="protected"/>
    </style:style>
    <style:style style:name="ce85" style:family="table-cell" style:parent-style-name="Millares" style:data-style-name="N38">
      <style:table-cell-properties style:vertical-align="automatic" fo:background-color="transparent" style:cell-protect="protected"/>
    </style:style>
    <style:style style:name="ce86" style:family="table-cell" style:parent-style-name="Millares" style:data-style-name="N37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87" style:family="table-cell" style:parent-style-name="Millares" style:data-style-name="N38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9" style:family="table-cell" style:parent-style-name="Millares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90" style:family="table-cell" style:parent-style-name="Millares" style:data-style-name="N38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91" style:family="table-cell" style:parent-style-name="Millares" style:data-style-name="N38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9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3" style:family="table-cell" style:parent-style-name="Millares" style:data-style-name="N37">
      <style:table-cell-properties fo:border-top="none" fo:border-bottom="none" fo:border-left="thin solid #000000" fo:border-right="none" style:vertical-align="automatic" fo:background-color="transparent" style:cell-protect="protected"/>
    </style:style>
    <style:style style:name="ce94" style:family="table-cell" style:parent-style-name="Millares" style:data-style-name="N37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95" style:family="table-cell" style:parent-style-name="Millares" style:data-style-name="N37">
      <style:table-cell-properties fo:border-top="none" fo:border-bottom="none" fo:border-left="none" fo:border-right="thin solid #000000" style:vertical-align="automatic" fo:background-color="transparent" style:cell-protect="protected"/>
    </style:style>
    <style:style style:name="ce96" style:family="table-cell" style:parent-style-name="Default" style:data-style-name="N39">
      <style:table-cell-properties fo:border-top="none" fo:border-bottom="none" fo:border-left="thin solid #000000" fo:border-right="thin solid #000000"/>
    </style:style>
    <style:style style:name="ce97" style:family="table-cell" style:parent-style-name="Millares" style:data-style-name="N38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98" style:family="table-cell" style:parent-style-name="Millares" style:data-style-name="N38">
      <style:table-cell-properties fo:border-top="none" fo:border-bottom="none" fo:border-left="none" fo:border-right="thin solid #000000" style:vertical-align="automatic" fo:background-color="transparent" style:cell-protect="protected"/>
    </style:style>
    <style:style style:name="ce99" style:family="table-cell" style:parent-style-name="Millares" style:data-style-name="N37">
      <style:table-cell-properties fo:border-top="thin solid #000000" fo:border-bottom="none" fo:border-left="thin solid #000000" fo:border-right="thin solid #000000" style:vertical-align="automatic" fo:background-color="transparent" style:cell-protect="protected"/>
    </style:style>
    <style:style style:name="ce100" style:family="table-cell" style:parent-style-name="Millares" style:data-style-name="N38">
      <style:table-cell-properties fo:border-top="thin solid #000000" fo:border-bottom="none" fo:border-left="thin solid #000000" fo:border-right="thin solid #000000" style:vertical-align="automatic" fo:background-color="transparent" style:cell-protect="protected"/>
    </style:style>
    <style:style style:name="ce101" style:family="table-cell" style:parent-style-name="Millares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/>
    </style:style>
    <style:style style:name="ce102" style:family="table-cell" style:parent-style-name="Millares" style:data-style-name="N38">
      <style:table-cell-properties fo:border="thin solid #000000" style:vertical-align="automatic" fo:background-color="transparent" style:cell-protect="protected"/>
    </style:style>
    <style:style style:name="ce103" style:family="table-cell" style:parent-style-name="Millares" style:data-style-name="N37">
      <style:table-cell-properties fo:border="thin solid #000000" style:vertical-align="automatic" fo:background-color="transparent" style:cell-protect="protected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5" style:family="table-cell" style:parent-style-name="Default" style:data-style-name="N39">
      <style:table-cell-properties fo:border-top="thin solid #000000" fo:border-bottom="none" fo:border-left="thin solid #000000" fo:border-right="thin solid #000000"/>
    </style:style>
    <style:style style:name="ce106" style:family="table-cell" style:parent-style-name="Millares" style:data-style-name="N38">
      <style:table-cell-properties fo:border-top="thin solid #000000" fo:border-bottom="thin solid #000000" fo:border-left="none" fo:border-right="thin solid #000000" style:vertical-align="automatic" fo:background-color="transparent" style:cell-protect="protected"/>
    </style:style>
    <style:style style:name="ce107" style:family="table-cell" style:parent-style-name="Millares" style:data-style-name="N38">
      <style:table-cell-properties fo:border-top="none" fo:border-bottom="thin solid #000000" fo:border-left="thin solid #000000" fo:border-right="thin solid #000000" style:vertical-align="automatic" fo:background-color="transparent" style:cell-protect="protected"/>
    </style:style>
    <style:style style:name="ce108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09" style:family="table-cell" style:parent-style-name="Default" style:data-style-name="N19">
      <style:text-properties style:font-name="Calibri" style:font-name-asian="Calibri" style:font-name-complex="Calibri" style:font-family-generic="swiss"/>
    </style:style>
    <style:style style:name="ce110" style:family="table-cell" style:parent-style-name="Comma" style:data-style-name="N40">
      <style:table-cell-properties style:vertical-align="automatic" fo:background-color="transparent" style:cell-protect="protected"/>
    </style:style>
    <style:style style:name="ce111" style:family="table-cell" style:parent-style-name="Percent" style:data-style-name="N13">
      <style:table-cell-properties style:vertical-align="automatic" fo:background-color="transparent" style:cell-protect="protected"/>
    </style:style>
    <style:style style:name="ce112" style:family="table-cell" style:parent-style-name="Default" style:data-style-name="N19"/>
    <style:style style:name="ce113" style:family="table-cell" style:parent-style-name="Comma" style:data-style-name="N40">
      <style:table-cell-properties fo:border="2pt solid #000000" style:vertical-align="automatic" fo:background-color="transparent" style:cell-protect="protected"/>
      <style:text-properties style:font-name="Calibri2" style:font-name-asian="Calibri2" style:font-name-complex="Calibri2" fo:font-weight="bold" style:font-weight-asian="bold" style:font-weight-complex="bold"/>
    </style:style>
    <style:style style:name="ce114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16" style:family="table-cell" style:parent-style-name="Default" style:data-style-name="N0">
      <style:text-properties style:font-name="Calibri" style:font-name-asian="Calibri" style:font-name-complex="Calibri" style:text-underline-style="solid" style:text-underline-type="single" style:font-family-generic="swiss"/>
    </style:style>
    <style:style style:name="ce11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118" style:family="table-cell" style:parent-style-name="Default" style:data-style-name="N0">
      <style:text-properties style:text-underline-style="solid" style:text-underline-type="single"/>
    </style:style>
    <style:style style:name="ce11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Calibri2" style:font-name-asian="Calibri2" style:font-name-complex="Calibri2" style:text-underline-style="solid" style:text-underline-type="single"/>
    </style:style>
    <style:style style:name="ce1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 style:text-underline-style="solid" style:text-underline-type="single"/>
    </style:style>
    <style:style style:name="ce121" style:family="table-cell" style:parent-style-name="Default" style:data-style-name="N3">
      <style:table-cell-properties fo:border-top="none" fo:border-bottom="none" fo:border-left="2pt solid #000000" fo:border-right="2pt solid #000000"/>
      <style:text-properties style:font-name="Calibri" style:font-name-asian="Calibri" style:font-name-complex="Calibri" style:font-family-generic="swiss"/>
    </style:style>
    <style:style style:name="ce122" style:family="table-cell" style:parent-style-name="Default" style:data-style-name="N3">
      <style:table-cell-properties fo:border-top="none" fo:border-bottom="none" fo:border-left="2pt solid #000000" fo:border-right="2pt solid #000000"/>
    </style:style>
    <style:style style:name="ce123" style:family="table-cell" style:parent-style-name="Default" style:data-style-name="N3">
      <style:table-cell-properties fo:border-top="2pt solid #000000" fo:border-bottom="2pt solid #000000" fo:border-left="2pt solid #000000" fo:border-right="2pt solid #000000"/>
      <style:text-properties style:font-name="Calibri2" style:font-name-asian="Calibri2" style:font-name-complex="Calibri2"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125" style:family="table-cell" style:parent-style-name="Default" style:data-style-name="N3"/>
    <style:style style:name="ce126" style:family="table-cell" style:parent-style-name="Default" style:data-style-name="N3">
      <style:text-properties style:font-name="Calibri" style:font-name-asian="Calibri" style:font-name-complex="Calibri" style:font-family-generic="swiss"/>
    </style:style>
    <style:style style:name="ce127" style:family="table-cell" style:parent-style-name="Default" style:data-style-name="N3">
      <style:table-cell-properties fo:border-top="thin solid #000000" fo:border-bottom="none" fo:border-left="none" fo:border-right="none"/>
    </style:style>
    <style:style style:name="ce128" style:family="table-cell" style:parent-style-name="Default" style:data-style-name="N0"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29" style:family="table-cell" style:parent-style-name="Default" style:data-style-name="N49">
      <style:text-properties fo:color="#000000" style:font-name="Calibri" style:font-name-asian="Calibri" style:font-name-complex="Calibri" style:font-family-generic="swiss"/>
    </style:style>
    <style:style style:name="ce130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131" style:family="table-cell" style:parent-style-name="Default" style:data-style-name="N4">
      <style:text-properties fo:color="#000000" style:font-name="Calibri" style:font-name-asian="Calibri" style:font-name-complex="Calibri" style:font-family-generic="swiss"/>
    </style:style>
    <style:style style:name="ce132" style:family="table-cell" style:parent-style-name="Default" style:data-style-name="N49"/>
    <style:style style:name="ce133" style:family="table-cell" style:parent-style-name="Default" style:data-style-name="N4">
      <style:table-cell-properties fo:border="2pt solid #000000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1.825625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4.12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6987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7.699375cm"/>
    </style:style>
    <style:style style:name="co16" style:family="table-column">
      <style:table-column-properties fo:break-before="auto" style:column-width="2.09020833333333cm" style:use-optimal-column-width="true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1.85208333333333cm" style:use-optimal-column-width="true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2.51354166666667cm"/>
    </style:style>
    <style:style style:name="co21" style:family="table-column">
      <style:table-column-properties fo:break-before="auto" style:column-width="1.11125cm"/>
    </style:style>
    <style:style style:name="co22" style:family="table-column">
      <style:table-column-properties fo:break-before="auto" style:column-width="3.14854166666667cm"/>
    </style:style>
    <style:style style:name="co23" style:family="table-column">
      <style:table-column-properties fo:break-before="auto" style:column-width="5.2122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93145833333333cm"/>
    </style:style>
    <style:style style:name="co26" style:family="table-column">
      <style:table-column-properties fo:break-before="auto" style:column-width="2.09020833333333cm"/>
    </style:style>
    <style:style style:name="co27" style:family="table-column">
      <style:table-column-properties fo:break-before="auto" style:column-width="2.143125cm"/>
    </style:style>
    <style:style style:name="co28" style:family="table-column">
      <style:table-column-properties fo:break-before="auto" style:column-width="2.38125cm"/>
    </style:style>
    <style:style style:name="co29" style:family="table-column">
      <style:table-column-properties fo:break-before="auto" style:column-width="2.48708333333333cm"/>
    </style:style>
    <style:style style:name="co30" style:family="table-column">
      <style:table-column-properties fo:break-before="auto" style:column-width="2.40770833333333cm"/>
    </style:style>
    <style:style style:name="co31" style:family="table-column">
      <style:table-column-properties fo:break-before="auto" style:column-width="6.87916666666667cm"/>
    </style:style>
    <style:style style:name="co32" style:family="table-column">
      <style:table-column-properties fo:break-before="auto" style:column-width="1.21708333333333cm" style:use-optimal-column-width="true"/>
    </style:style>
    <style:style style:name="co33" style:family="table-column">
      <style:table-column-properties fo:break-before="auto" style:column-width="6.48229166666667cm" style:use-optimal-column-width="true"/>
    </style:style>
    <style:style style:name="co34" style:family="table-column">
      <style:table-column-properties fo:break-before="auto" style:column-width="2.43416666666667cm" style:use-optimal-column-width="true"/>
    </style:style>
    <style:style style:name="co35" style:family="table-column">
      <style:table-column-properties fo:break-before="auto" style:column-width="1.666875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29.2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0" table:default-cell-style-name="ce8"/>
        <table:table-column table:style-name="co10" table:number-columns-repeated="1009" table:default-cell-style-name="ce1"/>
        <table:table-column table:style-name="co11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4" table:style-name="ce4"/>
          <table:table-cell table:style-name="ce5"/>
          <table:table-cell table:style-name="ce6"/>
          <table:table-cell office:value-type="string" table:style-name="ce7">
            <text:p>P/T:</text:p>
          </table:table-cell>
          <table:table-cell office:value-type="float" office:value="7101" table:number-columns-spanned="2" table:number-rows-spanned="1" table:style-name="ce59">
            <text:p>7101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4" table:style-name="ce4"/>
          <table:table-cell table:style-name="ce5"/>
          <table:table-cell table:style-name="ce6"/>
          <table:table-cell office:value-type="string" table:style-name="ce7">
            <text:p>Preparado por:</text:p>
          </table:table-cell>
          <table:table-cell office:value-type="string" table:number-columns-spanned="2" table:number-rows-spanned="1" table:style-name="ce60">
            <text:p>Dara Macias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Ventas</text:p>
          </table:table-cell>
          <table:table-cell table:number-columns-repeated="4" table:style-name="ce4"/>
          <table:table-cell table:style-name="ce5"/>
          <table:table-cell table:style-name="ce6"/>
          <table:table-cell office:value-type="string" table:style-name="ce7">
            <text:p>Fecha:</text:p>
          </table:table-cell>
          <table:table-cell office:value-type="date" office:date-value="2021-03-15T00:00:00" table:number-columns-spanned="2" table:number-rows-spanned="1" table:style-name="ce61">
            <text:p>15/03/2021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Cedula resumen</text:p>
          </table:table-cell>
          <table:table-cell table:number-columns-repeated="4" table:style-name="ce4"/>
          <table:table-cell table:style-name="ce5"/>
          <table:table-cell table:style-name="ce6"/>
          <table:table-cell office:value-type="string" table:style-name="ce7">
            <text:p>Revisado por:</text:p>
          </table:table-cell>
          <table:table-cell office:value-type="string" table:number-columns-spanned="2" table:number-rows-spanned="1" table:style-name="ce60">
            <text:p>Carlos Almeida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diciembre del 2020</text:p>
          </table:table-cell>
          <table:table-cell table:number-columns-repeated="4" table:style-name="ce4"/>
          <table:table-cell table:style-name="ce5"/>
          <table:table-cell table:style-name="ce6"/>
          <table:table-cell office:value-type="string" table:style-name="ce7">
            <text:p>Fecha:</text:p>
          </table:table-cell>
          <table:table-cell office:value-type="date" office:date-value="2021-04-15T00:00:00" table:number-columns-spanned="2" table:number-rows-spanned="1" table:style-name="ce114">
            <text:p>15/4/2021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table:number-columns-repeated="13" table:style-name="ce1"/>
          <table:table-cell table:style-name="ce8"/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2" table:style-name="ce62">
            <text:p>Código</text:p>
          </table:table-cell>
          <table:table-cell office:value-type="string" table:number-columns-spanned="1" table:number-rows-spanned="2" table:style-name="ce63">
            <text:p>Cuenta</text:p>
          </table:table-cell>
          <table:table-cell office:value-type="string" table:number-columns-spanned="1" table:number-rows-spanned="2" table:style-name="ce63">
            <text:p>Referencia</text:p>
          </table:table-cell>
          <table:table-cell office:value-type="string" table:style-name="ce11">
            <text:p>Saldos contables al</text:p>
          </table:table-cell>
          <table:table-cell office:value-type="string" table:number-columns-spanned="2" table:number-rows-spanned="1" table:style-name="ce64">
            <text:p>Movimiento</text:p>
          </table:table-cell>
          <table:covered-table-cell/>
          <table:table-cell office:value-type="string" table:style-name="ce12">
            <text:p>Saldos auditados al</text:p>
          </table:table-cell>
          <table:table-cell office:value-type="string" table:number-columns-spanned="1" table:number-rows-spanned="2" table:style-name="ce62">
            <text:p>Código</text:p>
          </table:table-cell>
          <table:table-cell office:value-type="string" table:number-columns-spanned="1" table:number-rows-spanned="2" table:style-name="ce63">
            <text:p>Cuenta</text:p>
          </table:table-cell>
          <table:table-cell office:value-type="string" table:style-name="ce11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51" table:style-name="ce14"/>
          <table:table-cell table:number-columns-repeated="16322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5">
            <text:p>31-oct-20</text:p>
          </table:table-cell>
          <table:table-cell office:value-type="string" table:style-name="ce15">
            <text:p>Débitos</text:p>
          </table:table-cell>
          <table:table-cell office:value-type="string" table:style-name="ce15">
            <text:p>Créditos</text:p>
          </table:table-cell>
          <table:table-cell office:value-type="date" office:date-value="2020-12-31T00:00:00" table:style-name="ce15">
            <text:p>31-dic-20</text:p>
          </table:table-cell>
          <table:covered-table-cell/>
          <table:covered-table-cell/>
          <table:table-cell office:value-type="date" office:date-value="2019-12-31T00:00:00" table:style-name="ce15">
            <text:p>31-dic-19</text:p>
          </table:table-cell>
          <table:table-cell office:value-type="string" table:style-name="ce10">
            <text:p>Valor</text:p>
          </table:table-cell>
          <table:table-cell table:style-name="ce9"/>
          <table:table-cell table:number-columns-repeated="49" table:style-name="ce14"/>
          <table:table-cell table:number-columns-repeated="16323" table:style-name="ce1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office:value-type="float" office:value="0" table:formula="of:=[.D9]-[.E9]+[.F9]" table:style-name="ce21">
            <text:p>-<text:s/></text:p>
          </table:table-cell>
          <table:table-cell table:number-columns-repeated="3" table:style-name="ce21"/>
          <table:table-cell office:value-type="float" office:value="0" table:style-name="ce22">
            <text:p>-<text:s/></text:p>
          </table:table-cell>
          <table:table-cell table:style-name="ce23"/>
          <table:table-cell table:number-columns-repeated="49" table:style-name="ce9"/>
          <table:table-cell table:number-columns-repeated="16323" table:style-name="ce1"/>
        </table:table-row>
        <table:table-row table:style-name="ro2">
          <table:table-cell office:value-type="string" table:style-name="ce24">
            <text:p>4-1-1-01-01-001</text:p>
          </table:table-cell>
          <table:table-cell office:value-type="string" table:style-name="ce24">
            <text:p>VENTAS EQUIPOS</text:p>
          </table:table-cell>
          <table:table-cell office:value-type="string" table:style-name="ce25">
            <text:p>Telconet</text:p>
          </table:table-cell>
          <table:table-cell office:value-type="float" office:value="378260" table:formula="of:=+['Ventas_a_oct-20'.D14]" table:style-name="ce26">
            <text:p>378.260</text:p>
          </table:table-cell>
          <table:table-cell office:value-type="float" office:value="0" table:style-name="ce27">
            <text:p>0</text:p>
          </table:table-cell>
          <table:table-cell office:value-type="float" office:value="168760" table:formula="of:=+[.G10]-[.D10]" table:style-name="ce28">
            <text:p>168.760</text:p>
          </table:table-cell>
          <table:table-cell office:value-type="float" office:value="547020" table:style-name="ce26">
            <text:p>547.020</text:p>
          </table:table-cell>
          <table:table-cell office:value-type="string" table:style-name="ce29">
            <text:p>4-1-1-01-01-001</text:p>
          </table:table-cell>
          <table:table-cell office:value-type="string" table:style-name="ce30">
            <text:p>VENTAS EQUIPOS</text:p>
          </table:table-cell>
          <table:table-cell office:value-type="float" office:value="565360" table:style-name="ce26">
            <text:p>565.360</text:p>
          </table:table-cell>
          <table:table-cell office:value-type="float" office:value="-18340" table:formula="of:=[.G10]-[.J10]" table:style-name="ce31">
            <text:p>-18.340</text:p>
          </table:table-cell>
          <table:table-cell table:number-columns-repeated="50" table:style-name="ce23"/>
          <table:table-cell table:number-columns-repeated="16323" table:style-name="ce1"/>
        </table:table-row>
        <table:table-row table:style-name="ro2">
          <table:table-cell table:style-name="ce32"/>
          <table:table-cell table:style-name="ce33"/>
          <table:table-cell table:style-name="ce34"/>
          <table:table-cell table:style-name="ce28"/>
          <table:table-cell table:style-name="ce27"/>
          <table:table-cell table:style-name="ce28"/>
          <table:table-cell office:value-type="float" office:value="0" table:formula="of:=[.D11]-[.E11]+[.F11]" table:style-name="ce28">
            <text:p>0</text:p>
          </table:table-cell>
          <table:table-cell table:number-columns-repeated="2" table:style-name="ce29"/>
          <table:table-cell table:style-name="ce28"/>
          <table:table-cell office:value-type="float" office:value="0" table:formula="of:=[.G11]-[.J11]" table:style-name="ce35">
            <text:p>0</text:p>
          </table:table-cell>
          <table:table-cell table:number-columns-repeated="50" table:style-name="ce23"/>
          <table:table-cell table:number-columns-repeated="16323" table:style-name="ce1"/>
        </table:table-row>
        <table:table-row table:style-name="ro2">
          <table:table-cell table:style-name="ce34"/>
          <table:table-cell table:style-name="ce33"/>
          <table:table-cell table:style-name="ce34"/>
          <table:table-cell table:style-name="ce28"/>
          <table:table-cell table:style-name="ce27"/>
          <table:table-cell table:style-name="ce28"/>
          <table:table-cell table:style-name="ce36"/>
          <table:table-cell table:number-columns-repeated="2" table:style-name="ce21"/>
          <table:table-cell table:style-name="ce36"/>
          <table:table-cell office:value-type="float" office:value="0" table:formula="of:=[.G12]-[.J12]" table:style-name="ce35">
            <text:p>0</text:p>
          </table:table-cell>
          <table:table-cell table:style-name="ce9"/>
          <table:table-cell table:number-columns-repeated="49" table:style-name="ce23"/>
          <table:table-cell table:number-columns-repeated="16323" table:style-name="ce1"/>
        </table:table-row>
        <table:table-row table:style-name="ro2">
          <table:table-cell table:style-name="ce37"/>
          <table:table-cell office:value-type="string" table:style-name="ce38">
            <text:p>Total</text:p>
          </table:table-cell>
          <table:table-cell table:style-name="ce38"/>
          <table:table-cell office:value-type="float" office:value="378260" table:formula="of:=SUM([.D9:.D12])" table:style-name="ce39">
            <text:p>378.260</text:p>
          </table:table-cell>
          <table:table-cell office:value-type="float" office:value="0" table:formula="of:=SUM([.E9:.E12])" table:style-name="ce40">
            <text:p>0</text:p>
          </table:table-cell>
          <table:table-cell office:value-type="float" office:value="168760" table:formula="of:=SUM([.F9:.F12])" table:style-name="ce40">
            <text:p>168.760</text:p>
          </table:table-cell>
          <table:table-cell office:value-type="float" office:value="547020" table:formula="of:=SUM([.G9:.G12])" table:style-name="ce39">
            <text:p>547.020</text:p>
          </table:table-cell>
          <table:table-cell table:number-columns-repeated="2" table:style-name="ce37"/>
          <table:table-cell office:value-type="float" office:value="565360" table:formula="of:=SUM([.J9:.J12])" table:style-name="ce39">
            <text:p>565.360</text:p>
          </table:table-cell>
          <table:table-cell office:value-type="float" office:value="-18340" table:formula="of:=SUM([.K9:.K12])" table:style-name="ce41">
            <text:p>-18.340</text:p>
          </table:table-cell>
          <table:table-cell table:style-name="ce8"/>
          <table:table-cell table:number-columns-repeated="16372" table:style-name="ce42"/>
        </table:table-row>
        <table:table-row table:style-name="ro4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43"/>
          <table:table-cell office:value-type="string" table:style-name="ce44">
            <text:p>Saldo al</text:p>
          </table:table-cell>
          <table:table-cell office:value-type="string" table:style-name="ce45">
            <text:p>Saldo al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46">
            <text:p>Nota a los estados financieros:</text:p>
          </table:table-cell>
          <table:table-cell table:style-name="ce46"/>
          <table:table-cell office:value-type="date" office:date-value="2020-12-31T00:00:00" table:style-name="ce47">
            <text:p>31/12/2020</text:p>
          </table:table-cell>
          <table:table-cell office:value-type="date" office:date-value="2019-12-31T00:00:00" table:style-name="ce48">
            <text:p>31/12/2019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49"/>
          <table:table-cell table:style-name="ce50"/>
          <table:table-cell table:style-name="ce51"/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49">
            <text:p>Venta de equipos</text:p>
          </table:table-cell>
          <table:table-cell table:style-name="ce49"/>
          <table:table-cell office:value-type="float" office:value="547020" table:formula="of:=[.G10]" table:style-name="ce26">
            <text:p>547.020</text:p>
          </table:table-cell>
          <table:table-cell office:value-type="float" office:value="521110" table:style-name="ce26">
            <text:p>521.110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49">
            <text:p>Servicio de mantenimiento</text:p>
          </table:table-cell>
          <table:table-cell table:style-name="ce49"/>
          <table:table-cell office:value-type="float" office:value="0" table:style-name="ce26">
            <text:p>0</text:p>
          </table:table-cell>
          <table:table-cell office:value-type="float" office:value="44250" table:style-name="ce26">
            <text:p>44.250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49"/>
          <table:table-cell table:style-name="ce52"/>
          <table:table-cell table:style-name="ce26"/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3">
            <text:p>Total</text:p>
          </table:table-cell>
          <table:table-cell table:style-name="ce54"/>
          <table:table-cell office:value-type="float" office:value="547020" table:formula="of:=+SUM([.D18:.D20])" table:style-name="ce39">
            <text:p>547.020</text:p>
          </table:table-cell>
          <table:table-cell office:value-type="float" office:value="565360" table:formula="of:=+SUM([.E18:.E20])" table:style-name="ce39">
            <text:p>565.360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55">
            <text:p>Fuente:</text:p>
          </table:table-cell>
          <table:table-cell table:number-columns-repeated="12" table:style-name="ce56"/>
          <table:table-cell table:number-columns-repeated="5" table:style-name="ce14"/>
          <table:table-cell table:number-columns-repeated="16366"/>
        </table:table-row>
        <table:table-row table:style-name="ro2">
          <table:table-cell office:value-type="string" table:style-name="ce14">
            <text:p>Estados financieros de la compania y mayor general</text:p>
          </table:table-cell>
          <table:table-cell table:number-columns-repeated="17" table:style-name="ce14"/>
          <table:table-cell table:number-columns-repeated="16366"/>
        </table:table-row>
        <table:table-row table:style-name="ro2">
          <table:table-cell table:number-columns-repeated="18" table:style-name="ce14"/>
          <table:table-cell table:number-columns-repeated="16366"/>
        </table:table-row>
        <table:table-row table:style-name="ro2">
          <table:table-cell office:value-type="string" table:style-name="ce57">
            <text:p>Trabajo realizado:</text:p>
          </table:table-cell>
          <table:table-cell table:number-columns-repeated="17" table:style-name="ce14"/>
          <table:table-cell table:number-columns-repeated="16366"/>
        </table:table-row>
        <table:table-row table:style-name="ro2">
          <table:table-cell office:value-type="string" table:style-name="ce14">
            <text:p>Conciliamos los saldos del balance de comprobacion con el mayor general</text:p>
          </table:table-cell>
          <table:table-cell table:number-columns-repeated="17" table:style-name="ce14"/>
          <table:table-cell table:number-columns-repeated="16366"/>
        </table:table-row>
        <table:table-row table:style-name="ro2">
          <table:table-cell office:value-type="string" table:style-name="ce14">
            <text:p>Examinamos todas las facturas emitidas en el ejercicio (Ver PT 7111) y su correcto registro contable</text:p>
          </table:table-cell>
          <table:table-cell table:number-columns-repeated="17" table:style-name="ce14"/>
          <table:table-cell table:number-columns-repeated="16366"/>
        </table:table-row>
        <table:table-row table:style-name="ro2">
          <table:table-cell office:value-type="string" table:style-name="ce14">
            <text:p>En adicion confirmamos el total de ventas del ejercicio con el informe de auditoria de Telconet (Ver PT 4953)</text:p>
          </table:table-cell>
          <table:table-cell table:number-columns-repeated="17" table:style-name="ce14"/>
          <table:table-cell table:number-columns-repeated="16366"/>
        </table:table-row>
        <table:table-row table:style-name="ro2">
          <table:table-cell office:value-type="string" table:style-name="ce14">
            <text:p>Finalmente, hicimos revision analitica de los precios facturados y margenes (Ver pestanas adjuntas)</text:p>
          </table:table-cell>
          <table:table-cell table:number-columns-repeated="17" table:style-name="ce14"/>
          <table:table-cell table:number-columns-repeated="16366"/>
        </table:table-row>
        <table:table-row table:style-name="ro2">
          <table:table-cell table:number-columns-repeated="18" table:style-name="ce14"/>
          <table:table-cell table:number-columns-repeated="16366"/>
        </table:table-row>
        <table:table-row table:style-name="ro2">
          <table:table-cell office:value-type="string" table:style-name="ce58">
            <text:p>Conclusiones (A ser completado por el Auditor a cargo del compromiso):</text:p>
          </table:table-cell>
          <table:table-cell table:number-columns-repeated="17" table:style-name="ce14"/>
          <table:table-cell table:number-columns-repeated="16366"/>
        </table:table-row>
        <table:table-row table:style-name="ro2">
          <table:table-cell office:value-type="string" table:style-name="ce14">
            <text:p>Como resultado de las pruebas realizadas concluimos que el saldo de ventas al 31 de diciembre del 2020 es razonable.</text:p>
          </table:table-cell>
          <table:table-cell table:number-columns-repeated="17" table:style-name="ce14"/>
          <table:table-cell table:number-columns-repeated="16366"/>
        </table:table-row>
        <table:table-row table:number-rows-repeated="29" table:style-name="ro2">
          <table:table-cell table:number-columns-repeated="18" table:style-name="ce14"/>
          <table:table-cell table:number-columns-repeated="16366"/>
        </table:table-row>
        <table:table-row table:number-rows-repeated="2" table:style-name="ro2">
          <table:table-cell table:number-columns-repeated="13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number-columns-repeated="16384"/>
        </table:table-row>
        <table:table-row table:number-rows-repeated="1048511" table:style-name="ro4">
          <table:table-cell table:number-columns-repeated="16384"/>
        </table:table-row>
      </table:table>
      <table:table table:name="Prueba_de_ventas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014" table:default-cell-style-name="ce1"/>
        <table:table-column table:style-name="co12" table:number-columns-repeated="15360" table:default-cell-style-name="ce1"/>
        <table:table-row table:style-name="ro5">
          <table:table-cell office:value-type="string" table:style-name="ce82">
            <text:p>SERVICIOS TELCODATA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2">
            <text:p>PRUEBA DE VENTA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2">
            <text:p>Al 31 de diciembre del 2020</text:p>
          </table:table-cell>
          <table:table-cell table:number-columns-repeated="16383" table:style-name="ce1"/>
        </table:table-row>
        <table:table-row table:style-name="ro6">
          <table:table-cell table:style-name="ce82"/>
          <table:table-cell table:number-columns-repeated="16383" table:style-name="ce1"/>
        </table:table-row>
        <table:table-row table:style-name="ro7">
          <table:table-cell office:value-type="string" table:style-name="ce116">
            <text:p>Fecha Fact.</text:p>
          </table:table-cell>
          <table:table-cell office:value-type="string" table:style-name="ce116">
            <text:p>Fact. #</text:p>
          </table:table-cell>
          <table:table-cell office:value-type="string" table:style-name="ce116">
            <text:p>Descripción</text:p>
          </table:table-cell>
          <table:table-cell office:value-type="string" table:style-name="ce117">
            <text:p>VENTAS</text:p>
          </table:table-cell>
          <table:table-cell office:value-type="string" table:style-name="ce124">
            <text:p>IVA</text:p>
          </table:table-cell>
          <table:table-cell office:value-type="string" table:style-name="ce116">
            <text:p>Total Fact.</text:p>
          </table:table-cell>
          <table:table-cell table:style-name="ce118"/>
          <table:table-cell office:value-type="string" table:style-name="ce119">
            <text:p>COSTO DE VENTAS</text:p>
          </table:table-cell>
          <table:table-cell office:value-type="string" table:style-name="ce120">
            <text:p>MARGEN $</text:p>
          </table:table-cell>
          <table:table-cell office:value-type="string" table:style-name="ce120">
            <text:p>%</text:p>
          </table:table-cell>
          <table:table-cell table:number-columns-repeated="16374"/>
        </table:table-row>
        <table:table-row table:style-name="ro5">
          <table:table-cell office:value-type="date" office:date-value="2020-02-21T00:00:00" table:style-name="ce109">
            <text:p>21/2/2020</text:p>
          </table:table-cell>
          <table:table-cell office:value-type="float" office:value="4316" table:style-name="ce108">
            <text:p>4316</text:p>
          </table:table-cell>
          <table:table-cell office:value-type="string" table:style-name="ce108">
            <text:p>280 DRY BATTERY <text:s/>DM-12120 Y HR-1280</text:p>
          </table:table-cell>
          <table:table-cell office:value-type="float" office:value="61760" table:style-name="ce121">
            <text:p>61.760</text:p>
          </table:table-cell>
          <table:table-cell office:value-type="float" office:value="7411.2" table:style-name="ce125">
            <text:p>7.411</text:p>
          </table:table-cell>
          <table:table-cell office:value-type="float" office:value="69171.199999999997" table:style-name="ce126">
            <text:p>69.171</text:p>
          </table:table-cell>
          <table:table-cell table:style-name="ce1"/>
          <table:table-cell office:value-type="float" office:value="45288.46" table:style-name="ce110">
            <text:p><text:s/>45.288,46<text:s/></text:p>
          </table:table-cell>
          <table:table-cell office:value-type="float" office:value="16471.54" table:formula="of:=+[.D6]-[.H6]" table:style-name="ce65">
            <text:p>16.471,54</text:p>
          </table:table-cell>
          <table:table-cell office:value-type="percentage" office:value="0.36370280641028646" table:formula="of:=+[.I6]/[.H6]" table:style-name="ce111">
            <text:p>36%</text:p>
          </table:table-cell>
          <table:table-cell table:number-columns-repeated="16374"/>
        </table:table-row>
        <table:table-row table:style-name="ro5">
          <table:table-cell office:value-type="date" office:date-value="2020-03-16T00:00:00" table:style-name="ce109">
            <text:p>16/3/2020</text:p>
          </table:table-cell>
          <table:table-cell office:value-type="float" office:value="4317" table:style-name="ce108">
            <text:p>4317</text:p>
          </table:table-cell>
          <table:table-cell office:value-type="string" table:style-name="ce108">
            <text:p>320 DRY BATTERY <text:s/>DM-12120</text:p>
          </table:table-cell>
          <table:table-cell office:value-type="float" office:value="76800" table:style-name="ce121">
            <text:p>76.800</text:p>
          </table:table-cell>
          <table:table-cell office:value-type="float" office:value="9216" table:style-name="ce125">
            <text:p>9.216</text:p>
          </table:table-cell>
          <table:table-cell office:value-type="float" office:value="86016" table:style-name="ce126">
            <text:p>86.016</text:p>
          </table:table-cell>
          <table:table-cell table:style-name="ce1"/>
          <table:table-cell office:value-type="float" office:value="51758.26" table:style-name="ce110">
            <text:p><text:s/>51.758,26<text:s/></text:p>
          </table:table-cell>
          <table:table-cell office:value-type="float" office:value="25041.739999999998" table:formula="of:=+[.D7]-[.H7]" table:style-name="ce65">
            <text:p>25.041,74</text:p>
          </table:table-cell>
          <table:table-cell office:value-type="percentage" office:value="0.48382113309064095" table:formula="of:=+[.I7]/[.H7]" table:style-name="ce111">
            <text:p>48%</text:p>
          </table:table-cell>
          <table:table-cell table:number-columns-repeated="16374"/>
        </table:table-row>
        <table:table-row table:style-name="ro5">
          <table:table-cell office:value-type="date" office:date-value="2020-06-23T00:00:00" table:style-name="ce112">
            <text:p>23/6/2020</text:p>
          </table:table-cell>
          <table:table-cell office:value-type="float" office:value="4319" table:style-name="ce108">
            <text:p>4319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122">
            <text:p>47.000</text:p>
          </table:table-cell>
          <table:table-cell office:value-type="float" office:value="5640" table:style-name="ce125">
            <text:p>5.640</text:p>
          </table:table-cell>
          <table:table-cell office:value-type="float" office:value="52640" table:style-name="ce125">
            <text:p>52.640</text:p>
          </table:table-cell>
          <table:table-cell table:style-name="ce1"/>
          <table:table-cell office:value-type="float" office:value="30253.39" table:style-name="ce110">
            <text:p><text:s/>30.253,39<text:s/></text:p>
          </table:table-cell>
          <table:table-cell office:value-type="float" office:value="16746.61" table:formula="of:=+[.D8]-[.H8]" table:style-name="ce65">
            <text:p>16.746,61</text:p>
          </table:table-cell>
          <table:table-cell office:value-type="percentage" office:value="0.55354490852099558" table:formula="of:=+[.I8]/[.H8]" table:style-name="ce111">
            <text:p>55%</text:p>
          </table:table-cell>
          <table:table-cell table:number-columns-repeated="16374"/>
        </table:table-row>
        <table:table-row table:style-name="ro5">
          <table:table-cell office:value-type="date" office:date-value="2020-06-24T00:00:00" table:style-name="ce112">
            <text:p>24/6/2020</text:p>
          </table:table-cell>
          <table:table-cell office:value-type="float" office:value="4320" table:style-name="ce108">
            <text:p>4320</text:p>
          </table:table-cell>
          <table:table-cell office:value-type="string" table:style-name="ce1">
            <text:p>100 DRY BATTERY <text:s/>HR-1280</text:p>
          </table:table-cell>
          <table:table-cell office:value-type="float" office:value="16500" table:style-name="ce122">
            <text:p>16.500</text:p>
          </table:table-cell>
          <table:table-cell office:value-type="float" office:value="1980" table:style-name="ce125">
            <text:p>1.980</text:p>
          </table:table-cell>
          <table:table-cell office:value-type="float" office:value="18480" table:style-name="ce125">
            <text:p>18.480</text:p>
          </table:table-cell>
          <table:table-cell table:style-name="ce1"/>
          <table:table-cell office:value-type="float" office:value="15126.69" table:style-name="ce110">
            <text:p><text:s/>15.126,69<text:s/></text:p>
          </table:table-cell>
          <table:table-cell office:value-type="float" office:value="1373.3099999999995" table:formula="of:=+[.D9]-[.H9]" table:style-name="ce65">
            <text:p>1.373,31</text:p>
          </table:table-cell>
          <table:table-cell office:value-type="percentage" office:value="9.0787211214085797E-2" table:formula="of:=+[.I9]/[.H9]" table:style-name="ce111">
            <text:p>9%</text:p>
          </table:table-cell>
          <table:table-cell table:number-columns-repeated="16374"/>
        </table:table-row>
        <table:table-row table:style-name="ro5">
          <table:table-cell office:value-type="date" office:date-value="2020-07-02T00:00:00" table:style-name="ce112">
            <text:p>2/7/2020</text:p>
          </table:table-cell>
          <table:table-cell office:value-type="float" office:value="4321" table:style-name="ce108">
            <text:p>4321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122">
            <text:p>47.000</text:p>
          </table:table-cell>
          <table:table-cell office:value-type="float" office:value="5640" table:style-name="ce125">
            <text:p>5.640</text:p>
          </table:table-cell>
          <table:table-cell office:value-type="float" office:value="52640" table:style-name="ce125">
            <text:p>52.640</text:p>
          </table:table-cell>
          <table:table-cell table:style-name="ce1"/>
          <table:table-cell office:value-type="float" office:value="30253.39" table:style-name="ce110">
            <text:p><text:s/>30.253,39<text:s/></text:p>
          </table:table-cell>
          <table:table-cell office:value-type="float" office:value="16746.61" table:formula="of:=+[.D10]-[.H10]" table:style-name="ce65">
            <text:p>16.746,61</text:p>
          </table:table-cell>
          <table:table-cell office:value-type="percentage" office:value="0.55354490852099558" table:formula="of:=+[.I10]/[.H10]" table:style-name="ce111">
            <text:p>55%</text:p>
          </table:table-cell>
          <table:table-cell table:number-columns-repeated="16374"/>
        </table:table-row>
        <table:table-row table:style-name="ro5">
          <table:table-cell office:value-type="date" office:date-value="2020-08-09T00:00:00" table:style-name="ce112">
            <text:p>9/8/2020</text:p>
          </table:table-cell>
          <table:table-cell office:value-type="float" office:value="4322" table:style-name="ce108">
            <text:p>4322</text:p>
          </table:table-cell>
          <table:table-cell office:value-type="string" table:style-name="ce1">
            <text:p>100 DRY BATTERY <text:s/>DM-12120</text:p>
          </table:table-cell>
          <table:table-cell office:value-type="float" office:value="23500" table:style-name="ce122">
            <text:p>23.500</text:p>
          </table:table-cell>
          <table:table-cell office:value-type="float" office:value="2820" table:style-name="ce125">
            <text:p>2.820</text:p>
          </table:table-cell>
          <table:table-cell office:value-type="float" office:value="26320" table:style-name="ce125">
            <text:p>26.320</text:p>
          </table:table-cell>
          <table:table-cell table:style-name="ce1"/>
          <table:table-cell office:value-type="float" office:value="15126.69" table:style-name="ce110">
            <text:p><text:s/>15.126,69<text:s/></text:p>
          </table:table-cell>
          <table:table-cell office:value-type="float" office:value="8373.31" table:formula="of:=+[.D11]-[.H11]" table:style-name="ce65">
            <text:p>8.373,31</text:p>
          </table:table-cell>
          <table:table-cell office:value-type="percentage" office:value="0.55354542203218282" table:formula="of:=+[.I11]/[.H11]" table:style-name="ce111">
            <text:p>55%</text:p>
          </table:table-cell>
          <table:table-cell table:number-columns-repeated="16374"/>
        </table:table-row>
        <table:table-row table:style-name="ro5">
          <table:table-cell office:value-type="date" office:date-value="2020-08-21T00:00:00" table:style-name="ce112">
            <text:p>21/8/2020</text:p>
          </table:table-cell>
          <table:table-cell office:value-type="float" office:value="4323" table:style-name="ce108">
            <text:p>4323</text:p>
          </table:table-cell>
          <table:table-cell office:value-type="string" table:style-name="ce1">
            <text:p>270 DRY BATTERY <text:s/>DM-12120</text:p>
          </table:table-cell>
          <table:table-cell office:value-type="float" office:value="60750" table:style-name="ce122">
            <text:p>60.750</text:p>
          </table:table-cell>
          <table:table-cell office:value-type="float" office:value="7290" table:style-name="ce125">
            <text:p>7.290</text:p>
          </table:table-cell>
          <table:table-cell office:value-type="float" office:value="68040" table:style-name="ce125">
            <text:p>68.040</text:p>
          </table:table-cell>
          <table:table-cell table:style-name="ce1"/>
          <table:table-cell office:value-type="float" office:value="36866.79" table:style-name="ce110">
            <text:p><text:s/>36.866,79<text:s/></text:p>
          </table:table-cell>
          <table:table-cell office:value-type="float" office:value="23883.21" table:formula="of:=+[.D12]-[.H12]" table:style-name="ce65">
            <text:p>23.883,21</text:p>
          </table:table-cell>
          <table:table-cell office:value-type="percentage" office:value="0.64782450546955672" table:formula="of:=+[.I12]/[.H12]" table:style-name="ce111">
            <text:p>65%</text:p>
          </table:table-cell>
          <table:table-cell table:number-columns-repeated="16374"/>
        </table:table-row>
        <table:table-row table:style-name="ro5">
          <table:table-cell office:value-type="date" office:date-value="2020-08-22T00:00:00" table:style-name="ce112">
            <text:p>22/8/2020</text:p>
          </table:table-cell>
          <table:table-cell office:value-type="float" office:value="4324" table:style-name="ce108">
            <text:p>4324</text:p>
          </table:table-cell>
          <table:table-cell office:value-type="string" table:style-name="ce1">
            <text:p>290 DRY BATTERY <text:s/>HR-1280</text:p>
          </table:table-cell>
          <table:table-cell office:value-type="float" office:value="44950" table:style-name="ce122">
            <text:p>44.950</text:p>
          </table:table-cell>
          <table:table-cell office:value-type="float" office:value="5394" table:style-name="ce125">
            <text:p>5.394</text:p>
          </table:table-cell>
          <table:table-cell office:value-type="float" office:value="50344" table:style-name="ce125">
            <text:p>50.344</text:p>
          </table:table-cell>
          <table:table-cell table:style-name="ce1"/>
          <table:table-cell office:value-type="float" office:value="39597.67" table:style-name="ce110">
            <text:p><text:s/>39.597,67<text:s/></text:p>
          </table:table-cell>
          <table:table-cell office:value-type="float" office:value="5352.3300000000017" table:formula="of:=+[.D13]-[.H13]" table:style-name="ce65">
            <text:p>5.352,33</text:p>
          </table:table-cell>
          <table:table-cell office:value-type="percentage" office:value="0.13516780153983812" table:formula="of:=+[.I13]/[.H13]" table:style-name="ce111">
            <text:p>14%</text:p>
          </table:table-cell>
          <table:table-cell table:number-columns-repeated="16374"/>
        </table:table-row>
        <table:table-row table:style-name="ro5">
          <table:table-cell office:value-type="date" office:date-value="2020-11-20T00:00:00" table:style-name="ce112">
            <text:p>20/11/2020</text:p>
          </table:table-cell>
          <table:table-cell office:value-type="float" office:value="4325" table:style-name="ce108">
            <text:p>4325</text:p>
          </table:table-cell>
          <table:table-cell office:value-type="string" table:style-name="ce1">
            <text:p>392 DRY BATTERY <text:s/>DM-12120</text:p>
          </table:table-cell>
          <table:table-cell office:value-type="float" office:value="92120" table:style-name="ce122">
            <text:p>92.120</text:p>
          </table:table-cell>
          <table:table-cell office:value-type="float" office:value="11054.4" table:style-name="ce125">
            <text:p>11.054</text:p>
          </table:table-cell>
          <table:table-cell office:value-type="float" office:value="103174.39999999999" table:style-name="ce125">
            <text:p>103.174</text:p>
          </table:table-cell>
          <table:table-cell table:style-name="ce1"/>
          <table:table-cell office:value-type="float" office:value="65398.97" table:style-name="ce110">
            <text:p><text:s/>65.398,97<text:s/></text:p>
          </table:table-cell>
          <table:table-cell office:value-type="float" office:value="26721.03" table:formula="of:=+[.D14]-[.H14]" table:style-name="ce65">
            <text:p>26.721,03</text:p>
          </table:table-cell>
          <table:table-cell office:value-type="percentage" office:value="0.40858487526638415" table:formula="of:=+[.I14]/[.H14]" table:style-name="ce111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1-21T00:00:00" table:style-name="ce112">
            <text:p>21/11/2020</text:p>
          </table:table-cell>
          <table:table-cell office:value-type="float" office:value="4326" table:style-name="ce108">
            <text:p>4326</text:p>
          </table:table-cell>
          <table:table-cell office:value-type="string" table:style-name="ce1">
            <text:p>4 DRY BATTERY <text:s/>DM-12120</text:p>
          </table:table-cell>
          <table:table-cell office:value-type="float" office:value="940" table:style-name="ce122">
            <text:p>940</text:p>
          </table:table-cell>
          <table:table-cell office:value-type="float" office:value="112.8" table:style-name="ce125">
            <text:p>113</text:p>
          </table:table-cell>
          <table:table-cell office:value-type="float" office:value="1052.8" table:style-name="ce125">
            <text:p>1.053</text:p>
          </table:table-cell>
          <table:table-cell table:style-name="ce1"/>
          <table:table-cell office:value-type="float" office:value="667.34" table:style-name="ce110">
            <text:p><text:s/>667,34<text:s/></text:p>
          </table:table-cell>
          <table:table-cell office:value-type="float" office:value="272.65999999999997" table:formula="of:=+[.D15]-[.H15]" table:style-name="ce65">
            <text:p>272,66</text:p>
          </table:table-cell>
          <table:table-cell office:value-type="percentage" office:value="0.40857733688974129" table:formula="of:=+[.I15]/[.H15]" table:style-name="ce111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1-21T00:00:00" table:style-name="ce112">
            <text:p>21/11/2020</text:p>
          </table:table-cell>
          <table:table-cell office:value-type="float" office:value="4327" table:style-name="ce108">
            <text:p>4327</text:p>
          </table:table-cell>
          <table:table-cell office:value-type="string" table:style-name="ce1">
            <text:p>4 DRY BATTERY <text:s/>DM-12120</text:p>
          </table:table-cell>
          <table:table-cell office:value-type="float" office:value="940" table:style-name="ce122">
            <text:p>940</text:p>
          </table:table-cell>
          <table:table-cell office:value-type="float" office:value="112.8" table:style-name="ce125">
            <text:p>113</text:p>
          </table:table-cell>
          <table:table-cell office:value-type="float" office:value="1052.8" table:style-name="ce125">
            <text:p>1.053</text:p>
          </table:table-cell>
          <table:table-cell table:style-name="ce1"/>
          <table:table-cell office:value-type="float" office:value="667.34" table:style-name="ce110">
            <text:p><text:s/>667,34<text:s/></text:p>
          </table:table-cell>
          <table:table-cell office:value-type="float" office:value="272.65999999999997" table:formula="of:=+[.D16]-[.H16]" table:style-name="ce65">
            <text:p>272,66</text:p>
          </table:table-cell>
          <table:table-cell office:value-type="percentage" office:value="0.40857733688974129" table:formula="of:=+[.I16]/[.H16]" table:style-name="ce111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2-11T00:00:00" table:style-name="ce112">
            <text:p>11/12/2020</text:p>
          </table:table-cell>
          <table:table-cell office:value-type="float" office:value="4328" table:style-name="ce108">
            <text:p>4328</text:p>
          </table:table-cell>
          <table:table-cell office:value-type="string" table:style-name="ce1">
            <text:p>8 DRY BATTERY <text:s/>DM-12120</text:p>
          </table:table-cell>
          <table:table-cell office:value-type="float" office:value="1880" table:style-name="ce122">
            <text:p>1.880</text:p>
          </table:table-cell>
          <table:table-cell office:value-type="float" office:value="225.6" table:style-name="ce125">
            <text:p>226</text:p>
          </table:table-cell>
          <table:table-cell office:value-type="float" office:value="2105.6" table:style-name="ce125">
            <text:p>2.106</text:p>
          </table:table-cell>
          <table:table-cell table:style-name="ce1"/>
          <table:table-cell office:value-type="float" office:value="1334.67" table:style-name="ce110">
            <text:p><text:s/>1.334,67<text:s/></text:p>
          </table:table-cell>
          <table:table-cell office:value-type="float" office:value="545.32999999999993" table:formula="of:=+[.D17]-[.H17]" table:style-name="ce65">
            <text:p>545,33</text:p>
          </table:table-cell>
          <table:table-cell office:value-type="percentage" office:value="0.40858789063963369" table:formula="of:=+[.I17]/[.H17]" table:style-name="ce111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2-16T00:00:00" table:style-name="ce112">
            <text:p>16/12/2020</text:p>
          </table:table-cell>
          <table:table-cell office:value-type="float" office:value="4329" table:style-name="ce108">
            <text:p>4329</text:p>
          </table:table-cell>
          <table:table-cell office:value-type="string" table:style-name="ce1">
            <text:p>150 DRY BATTERY <text:s/>HR-1280</text:p>
          </table:table-cell>
          <table:table-cell office:value-type="float" office:value="24000" table:style-name="ce122">
            <text:p>24.000</text:p>
          </table:table-cell>
          <table:table-cell office:value-type="float" office:value="2880" table:style-name="ce125">
            <text:p>2.880</text:p>
          </table:table-cell>
          <table:table-cell office:value-type="float" office:value="26880" table:style-name="ce125">
            <text:p>26.880</text:p>
          </table:table-cell>
          <table:table-cell table:style-name="ce1"/>
          <table:table-cell office:value-type="float" office:value="25025.119999999999" table:style-name="ce110">
            <text:p><text:s/>25.025,12<text:s/></text:p>
          </table:table-cell>
          <table:table-cell office:value-type="float" office:value="-1025.119999999999" table:formula="of:=+[.D18]-[.H18]" table:style-name="ce65">
            <text:p>-1.025,12</text:p>
          </table:table-cell>
          <table:table-cell office:value-type="percentage" office:value="-4.0963639734794437E-2" table:formula="of:=+[.I18]/[.H18]" table:style-name="ce111">
            <text:p>-4%</text:p>
          </table:table-cell>
          <table:table-cell table:number-columns-repeated="16374"/>
        </table:table-row>
        <table:table-row table:style-name="ro6">
          <table:table-cell office:value-type="date" office:date-value="2020-12-18T00:00:00" table:style-name="ce112">
            <text:p>18/12/2020</text:p>
          </table:table-cell>
          <table:table-cell office:value-type="float" office:value="4330" table:style-name="ce108">
            <text:p>4330</text:p>
          </table:table-cell>
          <table:table-cell office:value-type="string" table:style-name="ce1">
            <text:p>208 DRY BATTERY <text:s/>DM-12120</text:p>
          </table:table-cell>
          <table:table-cell office:value-type="float" office:value="48880" table:style-name="ce122">
            <text:p>48.880</text:p>
          </table:table-cell>
          <table:table-cell office:value-type="float" office:value="5865.6" table:style-name="ce125">
            <text:p>5.866</text:p>
          </table:table-cell>
          <table:table-cell office:value-type="float" office:value="54745.599999999999" table:style-name="ce125">
            <text:p>54.746</text:p>
          </table:table-cell>
          <table:table-cell table:style-name="ce1"/>
          <table:table-cell office:value-type="float" office:value="34701.49" table:style-name="ce110">
            <text:p><text:s/>34.701,49<text:s/></text:p>
          </table:table-cell>
          <table:table-cell office:value-type="float" office:value="14178.510000000002" table:formula="of:=+[.D19]-[.H19]" table:style-name="ce65">
            <text:p>14.178,51</text:p>
          </table:table-cell>
          <table:table-cell office:value-type="percentage" office:value="0.40858504922987465" table:formula="of:=+[.I19]/[.H19]" table:style-name="ce111">
            <text:p>41%</text:p>
          </table:table-cell>
          <table:table-cell table:number-columns-repeated="16374"/>
        </table:table-row>
        <table:table-row table:style-name="ro6">
          <table:table-cell table:number-columns-repeated="3" table:style-name="ce1"/>
          <table:table-cell office:value-type="float" office:value="547020" table:formula="of:=SUM([.D6:.D19])" table:style-name="ce123">
            <text:p>547.020</text:p>
          </table:table-cell>
          <table:table-cell office:value-type="float" office:value="65642.400000000009" table:formula="of:=SUM([.E6:.E19])" table:style-name="ce127">
            <text:p>65.642</text:p>
          </table:table-cell>
          <table:table-cell office:value-type="float" office:value="612662.4" table:formula="of:=SUM([.F6:.F19])" table:style-name="ce127">
            <text:p>612.662</text:p>
          </table:table-cell>
          <table:table-cell table:style-name="ce1"/>
          <table:table-cell office:value-type="float" office:value="392066.27000000008" table:formula="of:=SUM([.H6:.H19])" table:style-name="ce113">
            <text:p><text:s/>392.066,27<text:s/></text:p>
          </table:table-cell>
          <table:table-cell office:value-type="float" office:value="154953.72999999992" table:formula="of:=+[.D20]-[.H20]" table:style-name="ce65">
            <text:p>154.953,73</text:p>
          </table:table-cell>
          <table:table-cell office:value-type="percentage" office:value="0.39522331263028543" table:formula="of:=+[.I20]/[.H20]" table:style-name="ce111">
            <text:p>40%</text:p>
          </table:table-cell>
          <table:table-cell table:number-columns-repeated="16374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1">
            <text:p>EXAMEN REALIZADO:</text:p>
          </table:table-cell>
          <table:table-cell table:number-columns-repeated="16383" table:style-name="ce1"/>
        </table:table-row>
        <table:table-row table:number-rows-repeated="1048554" table:style-name="ro4">
          <table:table-cell table:number-columns-repeated="16384"/>
        </table:table-row>
      </table:table>
      <table:table table:name="Analisis_de_ventas" table:style-name="ta3">
        <table:table-column table:style-name="co22" table:default-cell-style-name="ce1"/>
        <table:table-column table:style-name="co11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84"/>
        <table:table-column table:style-name="co26" table:default-cell-style-name="ce85"/>
        <table:table-column table:style-name="co27" table:default-cell-style-name="ce85"/>
        <table:table-column table:style-name="co20" table:default-cell-style-name="ce1"/>
        <table:table-column table:style-name="co28" table:default-cell-style-name="ce1"/>
        <table:table-column table:style-name="co11" table:number-columns-repeated="1014" table:default-cell-style-name="ce1"/>
        <table:table-column table:style-name="co12" table:number-columns-repeated="15360" table:default-cell-style-name="ce1"/>
        <table:table-row table:style-name="ro5">
          <table:table-cell office:value-type="string" table:style-name="ce82">
            <text:p>Servicios Telcodata S.A.</text:p>
          </table:table-cell>
          <table:table-cell table:number-columns-repeated="4" table:style-name="ce1"/>
          <table:table-cell table:style-name="ce84"/>
          <table:table-cell table:number-columns-repeated="2" table:style-name="ce85"/>
          <table:table-cell table:number-columns-repeated="16376" table:style-name="ce1"/>
        </table:table-row>
        <table:table-row table:style-name="ro5">
          <table:table-cell office:value-type="string" table:style-name="ce82">
            <text:p>Listado de productos de Servicios Telcodata S.A.</text:p>
          </table:table-cell>
          <table:table-cell table:number-columns-repeated="4" table:style-name="ce1"/>
          <table:table-cell table:style-name="ce84"/>
          <table:table-cell table:number-columns-repeated="2" table:style-name="ce85"/>
          <table:table-cell table:number-columns-repeated="16376" table:style-name="ce1"/>
        </table:table-row>
        <table:table-row table:style-name="ro5">
          <table:table-cell office:value-type="string" table:style-name="ce82">
            <text:p>Al 31 de diciembre del 2020</text:p>
          </table:table-cell>
          <table:table-cell table:number-columns-repeated="4" table:style-name="ce1"/>
          <table:table-cell table:style-name="ce84"/>
          <table:table-cell table:number-columns-repeated="2" table:style-name="ce85"/>
          <table:table-cell table:number-columns-repeated="16376" table:style-name="ce1"/>
        </table:table-row>
        <table:table-row table:style-name="ro2">
          <table:table-cell table:number-columns-repeated="5" table:style-name="ce1"/>
          <table:table-cell table:style-name="ce84"/>
          <table:table-cell table:number-columns-repeated="2" table:style-name="ce85"/>
          <table:table-cell table:number-columns-repeated="16376" table:style-name="ce1"/>
        </table:table-row>
        <table:table-row table:style-name="ro5">
          <table:table-cell office:value-type="string" table:style-name="ce82">
            <text:p>Ventas Realizas en el 2019</text:p>
          </table:table-cell>
          <table:table-cell table:number-columns-repeated="4" table:style-name="ce82"/>
          <table:table-cell table:style-name="ce86"/>
          <table:table-cell table:number-columns-repeated="2" table:style-name="ce87"/>
          <table:table-cell table:number-columns-repeated="16376" table:style-name="ce82"/>
        </table:table-row>
        <table:table-row table:style-name="ro2">
          <table:table-cell office:value-type="string" table:style-name="ce67">
            <text:p>Codigo 1</text:p>
          </table:table-cell>
          <table:table-cell office:value-type="string" table:style-name="ce88">
            <text:p>Codigo 2</text:p>
          </table:table-cell>
          <table:table-cell office:value-type="string" table:style-name="ce68">
            <text:p>Elemento</text:p>
          </table:table-cell>
          <table:table-cell office:value-type="string" table:style-name="ce68">
            <text:p>Detalle</text:p>
          </table:table-cell>
          <table:table-cell office:value-type="string" table:style-name="ce68">
            <text:p>Unidad</text:p>
          </table:table-cell>
          <table:table-cell office:value-type="string" table:style-name="ce89">
            <text:p>Cantidad</text:p>
          </table:table-cell>
          <table:table-cell office:value-type="string" table:style-name="ce90">
            <text:p>Precio</text:p>
          </table:table-cell>
          <table:table-cell office:value-type="string" table:style-name="ce91">
            <text:p>Facturado</text:p>
          </table:table-cell>
          <table:table-cell office:value-type="string" table:style-name="ce92">
            <text:p>IVA</text:p>
          </table:table-cell>
          <table:table-cell office:value-type="string" table:style-name="ce92">
            <text:p>TOTAL</text:p>
          </table:table-cell>
          <table:table-cell table:number-columns-repeated="16374"/>
        </table:table-row>
        <table:table-row table:style-name="ro2">
          <table:table-cell office:value-type="string" table:style-name="ce73">
            <text:p>17-01-01-003</text:p>
          </table:table-cell>
          <table:table-cell office:value-type="string" table:style-name="ce73">
            <text:p>DM-12120</text:p>
          </table:table-cell>
          <table:table-cell office:value-type="string" table:style-name="ce73">
            <text:p>DRY BATTERY (12V/12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230" table:style-name="ce93">
            <text:p><text:s/>230<text:s/></text:p>
          </table:table-cell>
          <table:table-cell office:value-type="float" office:value="257" table:style-name="ce94">
            <text:p><text:s/>257<text:s/></text:p>
          </table:table-cell>
          <table:table-cell office:value-type="float" office:value="59110" table:formula="of:=[.F7]*[.G7]" table:style-name="ce95">
            <text:p><text:s/>59110<text:s/></text:p>
          </table:table-cell>
          <table:table-cell office:value-type="float" office:value="7093.2" table:formula="of:=[.H7]*0.12" table:style-name="ce96">
            <text:p><text:s/>7.093,2<text:s/></text:p>
          </table:table-cell>
          <table:table-cell office:value-type="float" office:value="66203.199999999997" table:formula="of:=[.H7]+[.I7]" table:style-name="ce96">
            <text:p><text:s/>66.203,2<text:s/></text:p>
          </table:table-cell>
          <table:table-cell table:number-columns-repeated="16374"/>
        </table:table-row>
        <table:table-row table:style-name="ro2">
          <table:table-cell office:value-type="string" table:style-name="ce73">
            <text:p>17-01-01-003</text:p>
          </table:table-cell>
          <table:table-cell office:value-type="string" table:style-name="ce73">
            <text:p>DM-12120</text:p>
          </table:table-cell>
          <table:table-cell office:value-type="string" table:style-name="ce73">
            <text:p>DRY BATTERY (12V/12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1200" table:formula="of:=300+200+100+200+200+200" table:style-name="ce93">
            <text:p><text:s/>1200<text:s/></text:p>
          </table:table-cell>
          <table:table-cell office:value-type="float" office:value="240" table:style-name="ce94">
            <text:p><text:s/>240<text:s/></text:p>
          </table:table-cell>
          <table:table-cell office:value-type="float" office:value="288000" table:formula="of:=[.F8]*[.G8]" table:style-name="ce95">
            <text:p><text:s/>288000<text:s/></text:p>
          </table:table-cell>
          <table:table-cell office:value-type="float" office:value="34560" table:formula="of:=[.H8]*0.12" table:style-name="ce96">
            <text:p><text:s/>34.560,0<text:s/></text:p>
          </table:table-cell>
          <table:table-cell office:value-type="float" office:value="322560" table:formula="of:=[.H8]+[.I8]" table:style-name="ce96">
            <text:p><text:s/>322.560,0<text:s/></text:p>
          </table:table-cell>
          <table:table-cell table:number-columns-repeated="16374"/>
        </table:table-row>
        <table:table-row table:style-name="ro2">
          <table:table-cell office:value-type="string" table:style-name="ce73">
            <text:p>18-01-01-001</text:p>
          </table:table-cell>
          <table:table-cell table:style-name="ce73"/>
          <table:table-cell office:value-type="string" table:style-name="ce73">
            <text:p>Matenimiento</text:p>
          </table:table-cell>
          <table:table-cell office:value-type="string" table:style-name="ce73">
            <text:p>Mantenimiento de baterias</text:p>
          </table:table-cell>
          <table:table-cell office:value-type="string" table:style-name="ce74">
            <text:p>Unidades</text:p>
          </table:table-cell>
          <table:table-cell office:value-type="float" office:value="3" table:style-name="ce93">
            <text:p><text:s/>3<text:s/></text:p>
          </table:table-cell>
          <table:table-cell office:value-type="float" office:value="14750" table:style-name="ce94">
            <text:p><text:s/>14750<text:s/></text:p>
          </table:table-cell>
          <table:table-cell office:value-type="float" office:value="44250" table:formula="of:=[.F9]*[.G9]" table:style-name="ce95">
            <text:p><text:s/>44250<text:s/></text:p>
          </table:table-cell>
          <table:table-cell office:value-type="float" office:value="5310" table:formula="of:=[.H9]*0.12" table:style-name="ce96">
            <text:p><text:s/>5.310,0<text:s/></text:p>
          </table:table-cell>
          <table:table-cell office:value-type="float" office:value="49560" table:formula="of:=[.H9]+[.I9]" table:style-name="ce96">
            <text:p><text:s/>49.560,0<text:s/></text:p>
          </table:table-cell>
          <table:table-cell table:number-columns-repeated="16374"/>
        </table:table-row>
        <table:table-row table:style-name="ro2">
          <table:table-cell office:value-type="string" table:style-name="ce73">
            <text:p>18-01-01-002</text:p>
          </table:table-cell>
          <table:table-cell table:style-name="ce73"/>
          <table:table-cell office:value-type="string" table:style-name="ce73">
            <text:p>Anticipo de Compra</text:p>
          </table:table-cell>
          <table:table-cell table:style-name="ce73"/>
          <table:table-cell table:style-name="ce74"/>
          <table:table-cell office:value-type="float" office:value="1" table:style-name="ce93">
            <text:p><text:s/>1<text:s/></text:p>
          </table:table-cell>
          <table:table-cell office:value-type="float" office:value="65000" table:style-name="ce94">
            <text:p><text:s/>65000<text:s/></text:p>
          </table:table-cell>
          <table:table-cell office:value-type="float" office:value="65000" table:formula="of:=[.F10]*[.G10]" table:style-name="ce95">
            <text:p><text:s/>65000<text:s/></text:p>
          </table:table-cell>
          <table:table-cell office:value-type="float" office:value="7800" table:formula="of:=[.H10]*0.12" table:style-name="ce96">
            <text:p><text:s/>7.800,0<text:s/></text:p>
          </table:table-cell>
          <table:table-cell office:value-type="float" office:value="72800" table:formula="of:=[.H10]+[.I10]" table:style-name="ce96">
            <text:p><text:s/>72.800,0<text:s/></text:p>
          </table:table-cell>
          <table:table-cell table:number-columns-repeated="16374"/>
        </table:table-row>
        <table:table-row table:style-name="ro2">
          <table:table-cell office:value-type="string" table:style-name="ce73">
            <text:p>18-01-01-002</text:p>
          </table:table-cell>
          <table:table-cell table:style-name="ce73"/>
          <table:table-cell office:value-type="string" table:style-name="ce73">
            <text:p>Anticipo de Compra</text:p>
          </table:table-cell>
          <table:table-cell table:style-name="ce73"/>
          <table:table-cell table:style-name="ce74"/>
          <table:table-cell office:value-type="float" office:value="1" table:style-name="ce93">
            <text:p><text:s/>1<text:s/></text:p>
          </table:table-cell>
          <table:table-cell office:value-type="float" office:value="109000" table:style-name="ce94">
            <text:p><text:s/>109000<text:s/></text:p>
          </table:table-cell>
          <table:table-cell office:value-type="float" office:value="109000" table:formula="of:=[.F11]*[.G11]" table:style-name="ce95">
            <text:p><text:s/>109000<text:s/></text:p>
          </table:table-cell>
          <table:table-cell office:value-type="float" office:value="13080" table:formula="of:=[.H11]*0.12" table:style-name="ce96">
            <text:p><text:s/>13.080,0<text:s/></text:p>
          </table:table-cell>
          <table:table-cell office:value-type="float" office:value="122080" table:formula="of:=[.H11]+[.I11]" table:style-name="ce96">
            <text:p><text:s/>122.080,0<text:s/></text:p>
          </table:table-cell>
          <table:table-cell table:number-columns-repeated="16374"/>
        </table:table-row>
        <table:table-row table:number-rows-repeated="2" table:style-name="ro2">
          <table:table-cell table:number-columns-repeated="4" table:style-name="ce73"/>
          <table:table-cell table:style-name="ce74"/>
          <table:table-cell table:style-name="ce93"/>
          <table:table-cell table:style-name="ce97"/>
          <table:table-cell table:style-name="ce98"/>
          <table:table-cell table:number-columns-repeated="2" table:style-name="ce73"/>
          <table:table-cell table:number-columns-repeated="16374"/>
        </table:table-row>
        <table:table-row table:style-name="ro2">
          <table:table-cell table:number-columns-repeated="4" table:style-name="ce79"/>
          <table:table-cell table:style-name="ce80"/>
          <table:table-cell table:style-name="ce93"/>
          <table:table-cell table:style-name="ce97"/>
          <table:table-cell table:style-name="ce98"/>
          <table:table-cell table:number-columns-repeated="2" table:style-name="ce73"/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string" table:style-name="ce1">
            <text:p>Totales</text:p>
          </table:table-cell>
          <table:table-cell table:style-name="ce99"/>
          <table:table-cell table:style-name="ce100"/>
          <table:table-cell office:value-type="float" office:value="565360" table:formula="of:=SUM([.H7:.H14])" table:style-name="ce101">
            <text:p><text:s/>565.360,0<text:s/></text:p>
          </table:table-cell>
          <table:table-cell office:value-type="float" office:value="67843.199999999997" table:formula="of:=SUM([.I7:.I14])" table:style-name="ce102">
            <text:p><text:s/>67.843,2<text:s/></text:p>
          </table:table-cell>
          <table:table-cell office:value-type="float" office:value="633203.19999999995" table:formula="of:=SUM([.J7:.J14])" table:style-name="ce102">
            <text:p><text:s/>633.203,2<text:s/>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string" table:style-name="ce1">
            <text:p>Baterias</text:p>
          </table:table-cell>
          <table:table-cell office:value-type="float" office:value="1430" table:formula="of:=+[.F7]+[.F8]" table:style-name="ce103">
            <text:p><text:s/>1430<text:s/></text:p>
          </table:table-cell>
          <table:table-cell office:value-type="float" office:value="242.73426573426573" table:formula="of:=+[.H16]/[.F16]" table:style-name="ce102">
            <text:p><text:s/>242,7<text:s/></text:p>
          </table:table-cell>
          <table:table-cell office:value-type="float" office:value="347110" table:formula="of:=+[.H7]+[.H8]" table:style-name="ce102">
            <text:p><text:s/>347.110,0<text:s/></text:p>
          </table:table-cell>
          <table:table-cell table:number-columns-repeated="16376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Servicios</text:p>
          </table:table-cell>
          <table:table-cell table:style-name="ce84"/>
          <table:table-cell table:style-name="ce85"/>
          <table:table-cell office:value-type="float" office:value="218250" table:formula="of:=+[.H15]-[.H16]" table:style-name="ce102">
            <text:p><text:s/>218.250,0<text:s/></text:p>
          </table:table-cell>
          <table:table-cell table:number-columns-repeated="16376" table:style-name="ce1"/>
        </table:table-row>
        <table:table-row table:style-name="ro2">
          <table:table-cell table:number-columns-repeated="5" table:style-name="ce1"/>
          <table:table-cell table:style-name="ce84"/>
          <table:table-cell table:number-columns-repeated="2" table:style-name="ce85"/>
          <table:table-cell table:number-columns-repeated="16376" table:style-name="ce1"/>
        </table:table-row>
        <table:table-row table:style-name="ro5">
          <table:table-cell office:value-type="string" table:style-name="ce82">
            <text:p>Ventas Realizas en el 2020</text:p>
          </table:table-cell>
          <table:table-cell table:number-columns-repeated="4" table:style-name="ce82"/>
          <table:table-cell table:style-name="ce86"/>
          <table:table-cell table:number-columns-repeated="2" table:style-name="ce87"/>
          <table:table-cell table:number-columns-repeated="16376" table:style-name="ce82"/>
        </table:table-row>
        <table:table-row table:style-name="ro2">
          <table:table-cell office:value-type="string" table:style-name="ce67">
            <text:p>Codigo 1</text:p>
          </table:table-cell>
          <table:table-cell office:value-type="string" table:style-name="ce88">
            <text:p>Codigo 2</text:p>
          </table:table-cell>
          <table:table-cell office:value-type="string" table:style-name="ce68">
            <text:p>Elemento</text:p>
          </table:table-cell>
          <table:table-cell office:value-type="string" table:style-name="ce68">
            <text:p>Detalle</text:p>
          </table:table-cell>
          <table:table-cell office:value-type="string" table:style-name="ce68">
            <text:p>Unidad</text:p>
          </table:table-cell>
          <table:table-cell office:value-type="string" table:style-name="ce89">
            <text:p>Cantidad</text:p>
          </table:table-cell>
          <table:table-cell office:value-type="string" table:style-name="ce90">
            <text:p>Precio</text:p>
          </table:table-cell>
          <table:table-cell office:value-type="string" table:style-name="ce91">
            <text:p>Facturado</text:p>
          </table:table-cell>
          <table:table-cell office:value-type="string" table:style-name="ce104">
            <text:p>IVA</text:p>
          </table:table-cell>
          <table:table-cell office:value-type="string" table:style-name="ce104">
            <text:p>TOTAL</text:p>
          </table:table-cell>
          <table:table-cell table:number-columns-repeated="16374"/>
        </table:table-row>
        <table:table-row table:style-name="ro2">
          <table:table-cell office:value-type="string" table:style-name="ce73">
            <text:p>17-01-01-003</text:p>
          </table:table-cell>
          <table:table-cell office:value-type="string" table:style-name="ce73">
            <text:p>DM-12120</text:p>
          </table:table-cell>
          <table:table-cell office:value-type="string" table:style-name="ce73">
            <text:p>DRY BATTERY (12V/12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520" table:formula="of:=200+320" table:style-name="ce93">
            <text:p><text:s/>520<text:s/></text:p>
          </table:table-cell>
          <table:table-cell office:value-type="float" office:value="240" table:style-name="ce94">
            <text:p><text:s/>240<text:s/></text:p>
          </table:table-cell>
          <table:table-cell office:value-type="float" office:value="124800" table:formula="of:=[.F21]*[.G21]" table:style-name="ce84">
            <text:p><text:s/>124800<text:s/></text:p>
          </table:table-cell>
          <table:table-cell office:value-type="float" office:value="14976" table:formula="of:=[.H21]*0.12" table:style-name="ce105">
            <text:p><text:s/>14.976,0<text:s/></text:p>
          </table:table-cell>
          <table:table-cell office:value-type="float" office:value="139776" table:formula="of:=[.H21]+[.I21]" table:style-name="ce105">
            <text:p><text:s/>139.776,0<text:s/></text:p>
          </table:table-cell>
          <table:table-cell table:number-columns-repeated="16374"/>
        </table:table-row>
        <table:table-row table:style-name="ro2">
          <table:table-cell office:value-type="string" table:style-name="ce73">
            <text:p>17-01-01-003</text:p>
          </table:table-cell>
          <table:table-cell office:value-type="string" table:style-name="ce73">
            <text:p>DM-12120</text:p>
          </table:table-cell>
          <table:table-cell office:value-type="string" table:style-name="ce73">
            <text:p>DRY BATTERY (12V/12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500" table:formula="of:=200+200+100" table:style-name="ce93">
            <text:p><text:s/>500<text:s/></text:p>
          </table:table-cell>
          <table:table-cell office:value-type="float" office:value="235" table:style-name="ce94">
            <text:p><text:s/>235<text:s/></text:p>
          </table:table-cell>
          <table:table-cell office:value-type="float" office:value="117500" table:formula="of:=[.F22]*[.G22]" table:style-name="ce84">
            <text:p><text:s/>117500<text:s/></text:p>
          </table:table-cell>
          <table:table-cell office:value-type="float" office:value="14100" table:formula="of:=[.H22]*0.12" table:style-name="ce96">
            <text:p><text:s/>14.100,0<text:s/></text:p>
          </table:table-cell>
          <table:table-cell office:value-type="float" office:value="131600" table:formula="of:=[.H22]+[.I22]" table:style-name="ce96">
            <text:p><text:s/>131.600,0<text:s/></text:p>
          </table:table-cell>
          <table:table-cell table:number-columns-repeated="16374"/>
        </table:table-row>
        <table:table-row table:style-name="ro2">
          <table:table-cell office:value-type="string" table:style-name="ce73">
            <text:p>17-01-01-003</text:p>
          </table:table-cell>
          <table:table-cell office:value-type="string" table:style-name="ce73">
            <text:p>DM-12120</text:p>
          </table:table-cell>
          <table:table-cell office:value-type="string" table:style-name="ce73">
            <text:p>DRY BATTERY (12V/12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270" table:formula="of:=270" table:style-name="ce93">
            <text:p><text:s/>270<text:s/></text:p>
          </table:table-cell>
          <table:table-cell office:value-type="float" office:value="225" table:style-name="ce94">
            <text:p><text:s/>225<text:s/></text:p>
          </table:table-cell>
          <table:table-cell office:value-type="float" office:value="60750" table:formula="of:=[.F23]*[.G23]" table:style-name="ce84">
            <text:p><text:s/>60750<text:s/></text:p>
          </table:table-cell>
          <table:table-cell office:value-type="float" office:value="7290" table:formula="of:=[.H23]*0.12" table:style-name="ce96">
            <text:p><text:s/>7.290,0<text:s/></text:p>
          </table:table-cell>
          <table:table-cell office:value-type="float" office:value="68040" table:formula="of:=[.H23]+[.I23]" table:style-name="ce96">
            <text:p><text:s/>68.040,0<text:s/></text:p>
          </table:table-cell>
          <table:table-cell table:number-columns-repeated="16374"/>
        </table:table-row>
        <table:table-row table:style-name="ro2">
          <table:table-cell office:value-type="string" table:style-name="ce73">
            <text:p>17-01-01-002</text:p>
          </table:table-cell>
          <table:table-cell office:value-type="string" table:style-name="ce73">
            <text:p>HR-1280</text:p>
          </table:table-cell>
          <table:table-cell office:value-type="string" table:style-name="ce73">
            <text:p>DRY BATTERY (12V/8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80" table:formula="of:=80" table:style-name="ce93">
            <text:p><text:s/>80<text:s/></text:p>
          </table:table-cell>
          <table:table-cell office:value-type="float" office:value="172" table:style-name="ce94">
            <text:p><text:s/>172<text:s/></text:p>
          </table:table-cell>
          <table:table-cell office:value-type="float" office:value="13760" table:formula="of:=[.F24]*[.G24]" table:style-name="ce84">
            <text:p><text:s/>13760<text:s/></text:p>
          </table:table-cell>
          <table:table-cell office:value-type="float" office:value="1651.2" table:formula="of:=[.H24]*0.12" table:style-name="ce96">
            <text:p><text:s/>1.651,2<text:s/></text:p>
          </table:table-cell>
          <table:table-cell office:value-type="float" office:value="15411.2" table:formula="of:=[.H24]+[.I24]" table:style-name="ce96">
            <text:p><text:s/>15.411,2<text:s/></text:p>
          </table:table-cell>
          <table:table-cell table:number-columns-repeated="16374"/>
        </table:table-row>
        <table:table-row table:style-name="ro8">
          <table:table-cell office:value-type="string" table:style-name="ce73">
            <text:p>17-01-01-002</text:p>
          </table:table-cell>
          <table:table-cell office:value-type="string" table:style-name="ce73">
            <text:p>HR-1280</text:p>
          </table:table-cell>
          <table:table-cell office:value-type="string" table:style-name="ce73">
            <text:p>DRY BATTERY (12V/8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100" table:style-name="ce93">
            <text:p><text:s/>100<text:s/></text:p>
          </table:table-cell>
          <table:table-cell office:value-type="float" office:value="165" table:style-name="ce94">
            <text:p><text:s/>165<text:s/></text:p>
          </table:table-cell>
          <table:table-cell office:value-type="float" office:value="16500" table:formula="of:=[.F25]*[.G25]" table:style-name="ce84">
            <text:p><text:s/>16500<text:s/></text:p>
          </table:table-cell>
          <table:table-cell office:value-type="float" office:value="1980" table:formula="of:=[.H25]*0.12" table:style-name="ce96">
            <text:p><text:s/>1.980,0<text:s/></text:p>
          </table:table-cell>
          <table:table-cell office:value-type="float" office:value="18480" table:formula="of:=[.H25]+[.I25]" table:style-name="ce96">
            <text:p><text:s/>18.480,0<text:s/></text:p>
          </table:table-cell>
          <table:table-cell table:number-columns-repeated="16374"/>
        </table:table-row>
        <table:table-row table:style-name="ro8">
          <table:table-cell office:value-type="string" table:style-name="ce73">
            <text:p>17-01-01-002</text:p>
          </table:table-cell>
          <table:table-cell office:value-type="string" table:style-name="ce73">
            <text:p>HR-1280</text:p>
          </table:table-cell>
          <table:table-cell office:value-type="string" table:style-name="ce73">
            <text:p>DRY BATTERY (12V/8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290" table:formula="of:=290" table:style-name="ce93">
            <text:p><text:s/>290<text:s/></text:p>
          </table:table-cell>
          <table:table-cell office:value-type="float" office:value="155" table:style-name="ce94">
            <text:p><text:s/>155<text:s/></text:p>
          </table:table-cell>
          <table:table-cell office:value-type="float" office:value="44950" table:formula="of:=[.F26]*[.G26]" table:style-name="ce84">
            <text:p><text:s/>44950<text:s/></text:p>
          </table:table-cell>
          <table:table-cell office:value-type="float" office:value="5394" table:formula="of:=[.H26]*0.12" table:style-name="ce96">
            <text:p><text:s/>5.394,0<text:s/></text:p>
          </table:table-cell>
          <table:table-cell office:value-type="float" office:value="50344" table:formula="of:=[.H26]+[.I26]" table:style-name="ce96">
            <text:p><text:s/>50.344,0<text:s/></text:p>
          </table:table-cell>
          <table:table-cell table:number-columns-repeated="16374"/>
        </table:table-row>
        <table:table-row table:style-name="ro2">
          <table:table-cell table:number-columns-repeated="4" table:style-name="ce79"/>
          <table:table-cell table:style-name="ce80"/>
          <table:table-cell table:style-name="ce93"/>
          <table:table-cell table:style-name="ce94"/>
          <table:table-cell table:style-name="ce85"/>
          <table:table-cell table:number-columns-repeated="2" table:style-name="ce79"/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string" table:style-name="ce1">
            <text:p>Totales</text:p>
          </table:table-cell>
          <table:table-cell office:value-type="float" office:value="1760" table:formula="of:=SUM([.F21:.F27])" table:style-name="ce103">
            <text:p><text:s/>1760<text:s/></text:p>
          </table:table-cell>
          <table:table-cell office:value-type="float" office:value="214.92045454545453" table:formula="of:=+[.H28]/[.F28]" table:style-name="ce102">
            <text:p><text:s/>214,9<text:s/></text:p>
          </table:table-cell>
          <table:table-cell office:value-type="float" office:value="378260" table:formula="of:=SUM([.H21:.H27])" table:style-name="ce106">
            <text:p><text:s/>378.260,0<text:s/></text:p>
          </table:table-cell>
          <table:table-cell office:value-type="float" office:value="45391.199999999997" table:formula="of:=SUM([.I21:.I27])" table:style-name="ce107">
            <text:p><text:s/>45.391,2<text:s/></text:p>
          </table:table-cell>
          <table:table-cell office:value-type="float" office:value="423651.2" table:formula="of:=SUM([.J21:.J27])" table:style-name="ce107">
            <text:p><text:s/>423.651,2<text:s/></text:p>
          </table:table-cell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2">
          <table:table-cell office:value-type="string" table:style-name="ce1">
            <text:p>Conclusiones</text:p>
          </table:table-cell>
          <table:table-cell table:number-columns-repeated="4" table:style-name="ce1"/>
          <table:table-cell table:style-name="ce84"/>
          <table:table-cell table:number-columns-repeated="2" table:style-name="ce85"/>
          <table:table-cell table:number-columns-repeated="16376" table:style-name="ce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string" table:style-name="ce1">
            <text:p>En 2019 se vendieron 1430 baterias de 12v/120 ah</text:p>
          </table:table-cell>
          <table:table-cell table:number-columns-repeated="3" table:style-name="ce1"/>
          <table:table-cell table:style-name="ce84"/>
          <table:table-cell table:number-columns-repeated="2" table:style-name="ce85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de las 1430 baterias, 230 fueorn vendidas a $ 257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de las 1430 baterias, 1200 fueron vendidas a $ 24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string" table:style-name="ce1">
            <text:p>En el 2020 se vendieron 1760 baterias, distribuidas en 2 tipos diferente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 vendieron <text:s/>1290 baterias de 12v/120ah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 vendieron 380 baterias de 12v/80ah</text:p>
          </table:table-cell>
          <table:table-cell table:number-columns-repeated="16382"/>
        </table:table-row>
        <table:table-row table:number-rows-repeated="1048538" table:style-name="ro4">
          <table:table-cell table:number-columns-repeated="16384"/>
        </table:table-row>
      </table:table>
      <table:table table:name="Precios" table:style-name="ta2">
        <table:table-column table:style-name="co29" table:default-cell-style-name="ce1"/>
        <table:table-column table:style-name="co30" table:default-cell-style-name="ce1"/>
        <table:table-column table:style-name="co23" table:number-columns-repeated="2" table:default-cell-style-name="ce1"/>
        <table:table-column table:style-name="co11" table:number-columns-repeated="3" table:default-cell-style-name="ce1"/>
        <table:table-column table:style-name="co31" table:default-cell-style-name="ce1"/>
        <table:table-column table:style-name="co11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office:value-type="string" table:style-name="ce1">
            <text:p>Servicios Telcodata S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istado de productos de Servicios Telcodata S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 31 de diciembre del 2020</text:p>
          </table:table-cell>
          <table:table-cell table:number-columns-repeated="16383" table:style-name="ce1"/>
        </table:table-row>
        <table:table-row table:number-rows-repeated="2" table:style-name="ro4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number-columns-spanned="2" table:number-rows-spanned="1" table:style-name="ce83">
            <text:p>Precio Unitario</text:p>
          </table:table-cell>
          <table:covered-table-cell/>
          <table:table-cell table:number-columns-repeated="16377" table:style-name="ce1"/>
        </table:table-row>
        <table:table-row table:style-name="ro2">
          <table:table-cell office:value-type="string" table:style-name="ce67">
            <text:p>Codigo 1</text:p>
          </table:table-cell>
          <table:table-cell office:value-type="string" table:style-name="ce67">
            <text:p>Codigo 2</text:p>
          </table:table-cell>
          <table:table-cell office:value-type="string" table:style-name="ce68">
            <text:p>Elemento</text:p>
          </table:table-cell>
          <table:table-cell office:value-type="string" table:style-name="ce68">
            <text:p>Detalle</text:p>
          </table:table-cell>
          <table:table-cell office:value-type="string" table:style-name="ce68">
            <text:p>Unidad</text:p>
          </table:table-cell>
          <table:table-cell office:value-type="float" office:value="2020" table:style-name="ce69">
            <text:p>2020</text:p>
          </table:table-cell>
          <table:table-cell office:value-type="float" office:value="2019" table:style-name="ce69">
            <text:p>2019</text:p>
          </table:table-cell>
          <table:table-cell office:value-type="string" table:style-name="ce66">
            <text:p>Fecha</text:p>
          </table:table-cell>
          <table:table-cell table:number-columns-repeated="16376"/>
        </table:table-row>
        <table:table-row table:style-name="ro2">
          <table:table-cell office:value-type="string" table:style-name="ce70">
            <text:p>17-01-01-003</text:p>
          </table:table-cell>
          <table:table-cell office:value-type="string" table:style-name="ce70">
            <text:p>DM-12120</text:p>
          </table:table-cell>
          <table:table-cell office:value-type="string" table:style-name="ce70">
            <text:p>DRY BATTERY (12V/120AH)</text:p>
          </table:table-cell>
          <table:table-cell office:value-type="string" table:style-name="ce70">
            <text:p>Deep Cycle Max range VRLA</text:p>
          </table:table-cell>
          <table:table-cell office:value-type="string" table:style-name="ce71">
            <text:p>Unidades</text:p>
          </table:table-cell>
          <table:table-cell office:value-type="float" office:value="0" table:style-name="ce70">
            <text:p>0</text:p>
          </table:table-cell>
          <table:table-cell office:value-type="float" office:value="257" table:style-name="ce70">
            <text:p>257</text:p>
          </table:table-cell>
          <table:table-cell office:value-type="string" table:style-name="ce72">
            <text:p>Enero 2019 - Marzo 2019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17-01-01-003</text:p>
          </table:table-cell>
          <table:table-cell office:value-type="string" table:style-name="ce73">
            <text:p>DM-12120</text:p>
          </table:table-cell>
          <table:table-cell office:value-type="string" table:style-name="ce73">
            <text:p>DRY BATTERY (12V/12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240" table:style-name="ce73">
            <text:p>240</text:p>
          </table:table-cell>
          <table:table-cell office:value-type="float" office:value="240" table:style-name="ce73">
            <text:p>240</text:p>
          </table:table-cell>
          <table:table-cell office:value-type="string" table:style-name="ce75">
            <text:p>Abril 2019- Mayo 2020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17-01-01-003</text:p>
          </table:table-cell>
          <table:table-cell office:value-type="string" table:style-name="ce73">
            <text:p>DM-12120</text:p>
          </table:table-cell>
          <table:table-cell office:value-type="string" table:style-name="ce73">
            <text:p>DRY BATTERY (12V/12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235" table:style-name="ce73">
            <text:p>235</text:p>
          </table:table-cell>
          <table:table-cell office:value-type="float" office:value="0" table:style-name="ce73">
            <text:p>0</text:p>
          </table:table-cell>
          <table:table-cell office:value-type="string" table:style-name="ce76">
            <text:p>Junio 2020 - Julio 2020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17-01-01-003</text:p>
          </table:table-cell>
          <table:table-cell office:value-type="string" table:style-name="ce73">
            <text:p>DM-12120</text:p>
          </table:table-cell>
          <table:table-cell office:value-type="string" table:style-name="ce73">
            <text:p>DRY BATTERY (12V/12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225" table:style-name="ce73">
            <text:p>225</text:p>
          </table:table-cell>
          <table:table-cell office:value-type="float" office:value="0" table:style-name="ce73">
            <text:p>0</text:p>
          </table:table-cell>
          <table:table-cell office:value-type="string" table:style-name="ce77">
            <text:p>Agosto 2020 <text:s/>en adelant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17-01-01-002</text:p>
          </table:table-cell>
          <table:table-cell office:value-type="string" table:style-name="ce73">
            <text:p>HR-1280</text:p>
          </table:table-cell>
          <table:table-cell office:value-type="string" table:style-name="ce73">
            <text:p>DRY BATTERY (12V/8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172" table:style-name="ce73">
            <text:p>172</text:p>
          </table:table-cell>
          <table:table-cell office:value-type="float" office:value="0" table:style-name="ce73">
            <text:p>0</text:p>
          </table:table-cell>
          <table:table-cell office:value-type="string" table:style-name="ce75">
            <text:p>Enero 2019 - Marzo 2020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17-01-01-002</text:p>
          </table:table-cell>
          <table:table-cell office:value-type="string" table:style-name="ce73">
            <text:p>HR-1280</text:p>
          </table:table-cell>
          <table:table-cell office:value-type="string" table:style-name="ce73">
            <text:p>DRY BATTERY (12V/8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165" table:style-name="ce73">
            <text:p>165</text:p>
          </table:table-cell>
          <table:table-cell office:value-type="float" office:value="0" table:style-name="ce73">
            <text:p>0</text:p>
          </table:table-cell>
          <table:table-cell office:value-type="string" table:style-name="ce75">
            <text:p>Abril 2020 - Julio 2020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17-01-01-002</text:p>
          </table:table-cell>
          <table:table-cell office:value-type="string" table:style-name="ce73">
            <text:p>HR-1280</text:p>
          </table:table-cell>
          <table:table-cell office:value-type="string" table:style-name="ce73">
            <text:p>DRY BATTERY (12V/80AH)</text:p>
          </table:table-cell>
          <table:table-cell office:value-type="string" table:style-name="ce73">
            <text:p>Deep Cycle Max range VRLA</text:p>
          </table:table-cell>
          <table:table-cell office:value-type="string" table:style-name="ce74">
            <text:p>Unidades</text:p>
          </table:table-cell>
          <table:table-cell office:value-type="float" office:value="155" table:style-name="ce73">
            <text:p>155</text:p>
          </table:table-cell>
          <table:table-cell office:value-type="float" office:value="0" table:style-name="ce73">
            <text:p>0</text:p>
          </table:table-cell>
          <table:table-cell office:value-type="string" table:style-name="ce78">
            <text:p>Agosto 2020 <text:s/>- hasta la actualidad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18-01-01-001</text:p>
          </table:table-cell>
          <table:table-cell table:style-name="ce73"/>
          <table:table-cell office:value-type="string" table:style-name="ce73">
            <text:p>Mateniemiento</text:p>
          </table:table-cell>
          <table:table-cell office:value-type="string" table:style-name="ce73">
            <text:p>Mantenimiento de baterias</text:p>
          </table:table-cell>
          <table:table-cell office:value-type="string" table:style-name="ce74">
            <text:p>Unidades</text:p>
          </table:table-cell>
          <table:table-cell office:value-type="float" office:value="0" table:style-name="ce73">
            <text:p>0</text:p>
          </table:table-cell>
          <table:table-cell table:style-name="ce73"/>
          <table:table-cell office:value-type="string" table:style-name="ce78">
            <text:p>valor cambiante según la factura</text:p>
          </table:table-cell>
          <table:table-cell table:number-columns-repeated="16376"/>
        </table:table-row>
        <table:table-row table:number-rows-repeated="4" table:style-name="ro2">
          <table:table-cell table:number-columns-repeated="4" table:style-name="ce73"/>
          <table:table-cell table:style-name="ce74"/>
          <table:table-cell table:number-columns-repeated="2" table:style-name="ce73"/>
          <table:table-cell table:style-name="ce77"/>
          <table:table-cell table:number-columns-repeated="16376"/>
        </table:table-row>
        <table:table-row table:style-name="ro2">
          <table:table-cell table:number-columns-repeated="4" table:style-name="ce79"/>
          <table:table-cell table:style-name="ce80"/>
          <table:table-cell table:number-columns-repeated="2" table:style-name="ce79"/>
          <table:table-cell table:style-name="ce81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5">
          <table:table-cell office:value-type="string" table:style-name="ce82">
            <text:p>Conclus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as baterias de 120 Ah, han ido bajando de precio conforme pasa el tiemp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as baterias de 80 ah, han ido bajando de precio conforme pasa el tiemp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os valores de mantenimiento cambian según la factura</text:p>
          </table:table-cell>
          <table:table-cell table:number-columns-repeated="16383" table:style-name="ce1"/>
        </table:table-row>
        <table:table-row table:number-rows-repeated="1048550" table:style-name="ro4">
          <table:table-cell table:number-columns-repeated="16384"/>
        </table:table-row>
      </table:table>
      <table:table table:name="Ventas_a_oct-20" table:style-name="ta4">
        <table:table-column table:style-name="co17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8" table:default-cell-style-name="ce1"/>
        <table:table-column table:style-name="co17" table:number-columns-repeated="16378" table:default-cell-style-name="ce1"/>
        <table:table-row table:style-name="ro5">
          <table:table-cell office:value-type="string" table:style-name="ce82">
            <text:p>SERVICIOS TELCODATA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2">
            <text:p>DETALLE DE VENTAS A OCT-20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2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28">
            <text:p>Fecha Fact.</text:p>
          </table:table-cell>
          <table:table-cell office:value-type="string" table:style-name="ce128">
            <text:p>Fact. #</text:p>
          </table:table-cell>
          <table:table-cell office:value-type="string" table:style-name="ce128">
            <text:p>Descripción</text:p>
          </table:table-cell>
          <table:table-cell office:value-type="string" table:style-name="ce128">
            <text:p>Base imp. IVA</text:p>
          </table:table-cell>
          <table:table-cell office:value-type="string" table:style-name="ce128">
            <text:p>IVA</text:p>
          </table:table-cell>
          <table:table-cell office:value-type="string" table:style-name="ce128">
            <text:p>Total Fact.</text:p>
          </table:table-cell>
          <table:table-cell table:number-columns-repeated="16378"/>
        </table:table-row>
        <table:table-row table:style-name="ro5">
          <table:table-cell office:value-type="date" office:date-value="2020-02-21T00:00:00" table:style-name="ce129">
            <text:p>21/02/2020</text:p>
          </table:table-cell>
          <table:table-cell office:value-type="float" office:value="4316" table:style-name="ce130">
            <text:p>4316</text:p>
          </table:table-cell>
          <table:table-cell office:value-type="string" table:style-name="ce130">
            <text:p>280 DRY BATTERY <text:s/>DM-12120 Y HR-1280</text:p>
          </table:table-cell>
          <table:table-cell office:value-type="float" office:value="61760" table:style-name="ce131">
            <text:p>61.760,00</text:p>
          </table:table-cell>
          <table:table-cell office:value-type="float" office:value="7411.2" table:style-name="ce65">
            <text:p>7.411,20</text:p>
          </table:table-cell>
          <table:table-cell office:value-type="float" office:value="69171.199999999997" table:style-name="ce131">
            <text:p>69.171,20</text:p>
          </table:table-cell>
          <table:table-cell table:number-columns-repeated="16378"/>
        </table:table-row>
        <table:table-row table:style-name="ro5">
          <table:table-cell office:value-type="date" office:date-value="2020-03-16T00:00:00" table:style-name="ce129">
            <text:p>16/03/2020</text:p>
          </table:table-cell>
          <table:table-cell office:value-type="float" office:value="4317" table:style-name="ce130">
            <text:p>4317</text:p>
          </table:table-cell>
          <table:table-cell office:value-type="string" table:style-name="ce130">
            <text:p>320 DRY BATTERY <text:s/>DM-12120</text:p>
          </table:table-cell>
          <table:table-cell office:value-type="float" office:value="76800" table:style-name="ce131">
            <text:p>76.800,00</text:p>
          </table:table-cell>
          <table:table-cell office:value-type="float" office:value="9216" table:style-name="ce65">
            <text:p>9.216,00</text:p>
          </table:table-cell>
          <table:table-cell office:value-type="float" office:value="86016" table:style-name="ce131">
            <text:p>86.016,00</text:p>
          </table:table-cell>
          <table:table-cell table:number-columns-repeated="16378"/>
        </table:table-row>
        <table:table-row table:style-name="ro5">
          <table:table-cell office:value-type="date" office:date-value="2020-06-23T00:00:00" table:style-name="ce132">
            <text:p>23/06/2020</text:p>
          </table:table-cell>
          <table:table-cell office:value-type="float" office:value="4319" table:style-name="ce130">
            <text:p>4319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65">
            <text:p>47.000,00</text:p>
          </table:table-cell>
          <table:table-cell office:value-type="float" office:value="5640" table:style-name="ce65">
            <text:p>5.640,00</text:p>
          </table:table-cell>
          <table:table-cell office:value-type="float" office:value="52640" table:style-name="ce65">
            <text:p>52.640,00</text:p>
          </table:table-cell>
          <table:table-cell table:number-columns-repeated="16378"/>
        </table:table-row>
        <table:table-row table:style-name="ro5">
          <table:table-cell office:value-type="date" office:date-value="2020-06-24T00:00:00" table:style-name="ce132">
            <text:p>24/06/2020</text:p>
          </table:table-cell>
          <table:table-cell office:value-type="float" office:value="4320" table:style-name="ce130">
            <text:p>4320</text:p>
          </table:table-cell>
          <table:table-cell office:value-type="string" table:style-name="ce1">
            <text:p>100 DRY BATTERY <text:s/>HR-1280</text:p>
          </table:table-cell>
          <table:table-cell office:value-type="float" office:value="16500" table:style-name="ce65">
            <text:p>16.500,00</text:p>
          </table:table-cell>
          <table:table-cell office:value-type="float" office:value="1980" table:style-name="ce65">
            <text:p>1.980,00</text:p>
          </table:table-cell>
          <table:table-cell office:value-type="float" office:value="18480" table:style-name="ce65">
            <text:p>18.480,00</text:p>
          </table:table-cell>
          <table:table-cell table:number-columns-repeated="16378"/>
        </table:table-row>
        <table:table-row table:style-name="ro5">
          <table:table-cell office:value-type="date" office:date-value="2020-07-02T00:00:00" table:style-name="ce132">
            <text:p>02/07/2020</text:p>
          </table:table-cell>
          <table:table-cell office:value-type="float" office:value="4321" table:style-name="ce130">
            <text:p>4321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65">
            <text:p>47.000,00</text:p>
          </table:table-cell>
          <table:table-cell office:value-type="float" office:value="5640" table:style-name="ce65">
            <text:p>5.640,00</text:p>
          </table:table-cell>
          <table:table-cell office:value-type="float" office:value="52640" table:style-name="ce65">
            <text:p>52.640,00</text:p>
          </table:table-cell>
          <table:table-cell table:number-columns-repeated="16378"/>
        </table:table-row>
        <table:table-row table:style-name="ro5">
          <table:table-cell office:value-type="date" office:date-value="2020-08-09T00:00:00" table:style-name="ce132">
            <text:p>09/08/2020</text:p>
          </table:table-cell>
          <table:table-cell office:value-type="float" office:value="4322" table:style-name="ce130">
            <text:p>4322</text:p>
          </table:table-cell>
          <table:table-cell office:value-type="string" table:style-name="ce1">
            <text:p>100 DRY BATTERY <text:s/>DM-12120</text:p>
          </table:table-cell>
          <table:table-cell office:value-type="float" office:value="23500" table:style-name="ce65">
            <text:p>23.500,00</text:p>
          </table:table-cell>
          <table:table-cell office:value-type="float" office:value="2820" table:style-name="ce65">
            <text:p>2.820,00</text:p>
          </table:table-cell>
          <table:table-cell office:value-type="float" office:value="26320" table:style-name="ce65">
            <text:p>26.320,00</text:p>
          </table:table-cell>
          <table:table-cell table:number-columns-repeated="16378"/>
        </table:table-row>
        <table:table-row table:style-name="ro5">
          <table:table-cell office:value-type="date" office:date-value="2020-08-21T00:00:00" table:style-name="ce132">
            <text:p>21/08/2020</text:p>
          </table:table-cell>
          <table:table-cell office:value-type="float" office:value="4323" table:style-name="ce130">
            <text:p>4323</text:p>
          </table:table-cell>
          <table:table-cell office:value-type="string" table:style-name="ce1">
            <text:p>270 DRY BATTERY <text:s/>DM-12120</text:p>
          </table:table-cell>
          <table:table-cell office:value-type="float" office:value="60750" table:style-name="ce65">
            <text:p>60.750,00</text:p>
          </table:table-cell>
          <table:table-cell office:value-type="float" office:value="7290" table:style-name="ce65">
            <text:p>7.290,00</text:p>
          </table:table-cell>
          <table:table-cell office:value-type="float" office:value="68040" table:style-name="ce65">
            <text:p>68.040,00</text:p>
          </table:table-cell>
          <table:table-cell table:number-columns-repeated="16378"/>
        </table:table-row>
        <table:table-row table:style-name="ro6">
          <table:table-cell office:value-type="date" office:date-value="2020-08-22T00:00:00" table:style-name="ce132">
            <text:p>22/08/2020</text:p>
          </table:table-cell>
          <table:table-cell office:value-type="float" office:value="4324" table:style-name="ce130">
            <text:p>4324</text:p>
          </table:table-cell>
          <table:table-cell office:value-type="string" table:style-name="ce1">
            <text:p>290 DRY BATTERY <text:s/>HR-1280</text:p>
          </table:table-cell>
          <table:table-cell office:value-type="float" office:value="44950" table:style-name="ce65">
            <text:p>44.950,00</text:p>
          </table:table-cell>
          <table:table-cell office:value-type="float" office:value="5394" table:style-name="ce65">
            <text:p>5.394,00</text:p>
          </table:table-cell>
          <table:table-cell office:value-type="float" office:value="50344" table:style-name="ce65">
            <text:p>50.344,00</text:p>
          </table:table-cell>
          <table:table-cell table:number-columns-repeated="16378"/>
        </table:table-row>
        <table:table-row table:style-name="ro6">
          <table:table-cell table:number-columns-repeated="3" table:style-name="ce1"/>
          <table:table-cell office:value-type="float" office:value="378260" table:formula="of:=SUM([.D6:.D13])" table:style-name="ce133">
            <text:p>378.260,00</text:p>
          </table:table-cell>
          <table:table-cell table:number-columns-repeated="16380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11" svg:font-family="Arial11"/>
    <style:font-face style:name="Arial" svg:font-family="Arial"/>
    <style:font-face style:name="Futura-book" svg:font-family="Futura-book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/>
      <number:text>/</number:text>
      <number:month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 number:style="long"/>
    </number:date-style>
    <number:number-style style:name="N37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7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1" number:min-integer-digits="1" number:grouping="true"/>
      <number:text> </number:text>
    </number:number-style>
    <number:number-style style:name="N38P1">
      <number:text>-</number:text>
      <number:number number:decimal-places="1" number:min-integer-digits="1" number:grouping="true"/>
      <number:text> </number:text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1" number:min-integer-digits="1" number:grouping="true"/>
      <number:text> </number:text>
    </number:number-style>
    <number:number-style style:name="N39P1">
      <number:text>-</number:text>
      <number:number number:decimal-places="1" number:min-integer-digits="1" number:grouping="true"/>
      <number:text> </number:text>
    </number:number-style>
    <number:number-style style:name="N39P2">
      <number:text>-</number:text>
      <number:number number:decimal-places="0" number:min-integer-digits="1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-</number:text>
      <number:month number:textual="true"/>
      <number:text>-</number:text>
      <number:year/>
    </number:date-style>
    <number:number-style style:name="N42P0">
      <number:number number:decimal-places="0" number:min-integer-digits="1">
        <number:embedded-text number:position="0"> </number:embedded-text>
      </number:number>
    </number:number-style>
    <number:number-style style:name="N42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2" number:min-integer-digits="1"/>
      <number:text> %</number:text>
    </number:percentage-style>
    <number:currency-style style:name="N44P0">
      <number:currency-symbol>$</number:currency-symbol>
      <number:number number:decimal-places="2" number:min-integer-digits="1" number:grouping="true"/>
      <number:text> </number:text>
    </number:currency-style>
    <number:currency-style style:name="N44P1">
      <number:currency-symbol>$</number:currency-symbol>
      <number:text>-</number:text>
      <number:number number:decimal-places="2" number:min-integer-digits="1" number:grouping="true"/>
      <number:text> </number:text>
    </number:currency-style>
    <number:currency-style style:name="N44P2">
      <number:currency-symbol>$</number:currency-symbol>
      <number:text>-</number:text>
      <number:number number:decimal-places="0" number:min-integer-digits="2"/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6P0">
      <number:number number:decimal-places="2" number:min-integer-digits="1" number:grouping="true"/>
      <number:text> </number:text>
    </number:number-style>
    <number:number-style style:name="N46P1">
      <number:text>(</number:text>
      <number:number number:decimal-places="2" number:min-integer-digits="1" number:grouping="true"/>
      <number:text>)</number:text>
    </number:number-style>
    <number:number-style style:name="N4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percentage-style style:name="N47">
      <number:number number:decimal-places="0" number:min-integer-digits="1">
        <number:embedded-text number:position="0"> </number:embedded-text>
      </number:number>
      <number:text>%</number:text>
    </number:percentage-style>
    <number:date-style style:name="N49P0">
      <number:day number:style="long"/>
      <number:text>/</number:text>
      <number:month number:style="long"/>
      <number:text>/</number:text>
      <number:year number:style="long"/>
    </number:date-style>
    <number:text-style style:name="N49">
      <number:text-content/>
      <style:map style:condition="value()&gt;=0" style:apply-style-name="N49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40">
      <style:table-cell-properties style:vertical-align="automatic" fo:background-color="transparent"/>
    </style:style>
    <style:style style:name="Moneda" style:family="table-cell" style:data-style-name="N44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8T16:49:58Z</dc:date>
    <meta:editing-cycles>6</meta:editing-cycles>
    <meta:editing-duration>PT976S</meta:editing-duration>
  </office:meta>
</office:document-meta>
</file>